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7188in" fo:margin-left="-0.1389in" fo:margin-top="0in" fo:margin-bottom="0in" table:align="left"/>
    </style:style>
    <style:style style:name="Table1.A" style:family="table-column">
      <style:table-column-properties style:column-width="2.6979in"/>
    </style:style>
    <style:style style:name="Table1.B" style:family="table-column">
      <style:table-column-properties style:column-width="2.010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style:min-row-height="0.6771in" fo:keep-together="auto"/>
    </style:style>
    <style:style style:name="Table1.3" style:family="table-row">
      <style:table-row-properties style:min-row-height="0.766in" fo:keep-together="auto"/>
    </style:style>
    <style:style style:name="Table1.5" style:family="table-row">
      <style:table-row-properties style:min-row-height="0.3521in" fo:keep-together="auto"/>
    </style:style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text-properties fo:color="#8c8c8c" style:font-name="Courier New" fo:font-size="10pt" fo:font-style="italic" style:font-name-asian="Courier New1" style:font-size-asian="10pt" style:font-style-asian="italic" style:font-name-complex="Courier New1" style:font-size-complex="10pt" fo:background-color="#ffffff"/>
    </style:style>
    <style:style style:name="P5" style:family="paragraph" style:parent-style-name="Standard">
      <style:paragraph-properties fo:line-height="100%" fo:orphans="0" fo:widows="0"/>
      <style:text-properties fo:color="#8c8c8c" style:font-name="Courier New" fo:font-size="10pt" fo:font-style="italic" style:font-name-asian="Courier New1" style:font-size-asian="10pt" style:font-style-asian="italic" style:font-name-complex="Courier New1" style:font-size-complex="10pt" fo:background-color="#ffffff"/>
    </style:style>
    <style:style style:name="P6" style:family="paragraph" style:parent-style-name="Standard">
      <style:text-properties fo:color="#080808" style:font-name="Courier New" fo:font-size="10pt" style:font-name-asian="Courier New1" style:font-size-asian="10pt" style:font-name-complex="Courier New1" style:font-size-complex="10pt" fo:background-color="#ffffff"/>
    </style:style>
    <style:style style:name="P7" style:family="paragraph" style:parent-style-name="Standard">
      <style:paragraph-properties fo:line-height="100%" fo:orphans="0" fo:widows="0"/>
      <style:text-properties fo:color="#080808" style:font-name="Courier New" fo:font-size="10pt" style:font-name-asian="Courier New1" style:font-size-asian="10pt" style:font-name-complex="Courier New1" style:font-size-complex="10pt" fo:background-color="#ffffff"/>
    </style:style>
    <style:style style:name="P8" style:family="paragraph" style:parent-style-name="Standard">
      <style:text-properties fo:color="#1750eb" style:font-name="Courier New" fo:font-size="10pt" style:font-name-asian="Courier New1" style:font-size-asian="10pt" style:font-name-complex="Courier New1" style:font-size-complex="10pt" fo:background-color="#ffffff"/>
    </style:style>
    <style:style style:name="P9" style:family="paragraph" style:parent-style-name="Standard">
      <style:paragraph-properties fo:line-height="100%" fo:orphans="0" fo:widows="0"/>
      <style:text-properties fo:color="#1750eb" style:font-name="Courier New" fo:font-size="10pt" style:font-name-asian="Courier New1" style:font-size-asian="10pt" style:font-name-complex="Courier New1" style:font-size-complex="10pt" fo:background-color="#ffffff"/>
    </style:style>
    <style:style style:name="P10" style:family="paragraph" style:parent-style-name="Standard">
      <style:text-properties fo:font-weight="bold" style:font-weight-asian="bold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12" style:family="paragraph" style:parent-style-name="Standard">
      <style:paragraph-properties fo:margin-left="0in" fo:margin-right="0in" fo:line-height="100%" fo:orphans="0" fo:widows="0" fo:text-indent="0in" style:auto-text-indent="false"/>
      <style:text-properties fo:font-size="14pt" style:font-size-asian="14pt" style:font-size-complex="14pt"/>
    </style:style>
    <style:style style:name="P13" style:family="paragraph" style:parent-style-name="Standard">
      <style:paragraph-properties fo:margin-left="0in" fo:margin-right="0in" fo:line-height="100%" fo:orphans="0" fo:widows="0" fo:text-indent="0in" style:auto-text-indent="false"/>
    </style:style>
    <style:style style:name="P14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1"/>
    </style:style>
    <style:style style:name="P15" style:family="paragraph" style:parent-style-name="Standard">
      <style:paragraph-properties fo:margin-left="1.5in" fo:margin-right="0in" fo:line-height="100%" fo:orphans="0" fo:widows="0" fo:text-indent="0in" style:auto-text-indent="false"/>
      <style:text-properties fo:font-size="14pt" style:font-size-asian="14pt" style:font-size-complex="14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7" style:family="paragraph" style:parent-style-name="Standard" style:list-style-name="WWNum3">
      <style:paragraph-properties fo:margin-left="0.5in" fo:margin-right="0in" fo:line-height="100%" fo:orphans="0" fo:widows="0" fo:text-indent="-0.25in" style:auto-text-indent="false"/>
    </style:style>
    <style:style style:name="P18" style:family="paragraph" style:parent-style-name="Standard" style:list-style-name="WWNum4">
      <style:paragraph-properties fo:margin-left="0.5in" fo:margin-right="0in" fo:line-height="100%" fo:orphans="0" fo:widows="0" fo:text-indent="-0.25in" style:auto-text-indent="false"/>
    </style:style>
    <style:style style:name="P19" style:family="paragraph" style:parent-style-name="Standard" style:list-style-name="WWNum8">
      <style:paragraph-properties fo:margin-left="0.5in" fo:margin-right="0in" fo:line-height="100%" fo:orphans="0" fo:widows="0" fo:text-indent="-0.25in" style:auto-text-indent="false"/>
    </style:style>
    <style:style style:name="P20" style:family="paragraph" style:parent-style-name="Standard" style:list-style-name="WWNum2">
      <style:paragraph-properties fo:margin-left="0.5in" fo:margin-right="0in" fo:line-height="100%" fo:orphans="0" fo:widows="0" fo:text-indent="-0.25in" style:auto-text-indent="false"/>
    </style:style>
    <style:style style:name="P21" style:family="paragraph" style:parent-style-name="Standard" style:list-style-name="WWNum6">
      <style:paragraph-properties fo:margin-left="0.5in" fo:margin-right="0in" fo:line-height="100%" fo:orphans="0" fo:widows="0" fo:text-indent="-0.25in" style:auto-text-indent="false"/>
    </style:style>
    <style:style style:name="P22" style:family="paragraph" style:parent-style-name="Standard" style:list-style-name="WWNum7">
      <style:paragraph-properties fo:margin-left="0.5in" fo:margin-right="0in" fo:line-height="100%" fo:orphans="0" fo:widows="0" fo:text-indent="-0.25in" style:auto-text-indent="false"/>
    </style:style>
    <style:style style:name="P23" style:family="paragraph" style:parent-style-name="Standard" style:list-style-name="WWNum5">
      <style:paragraph-properties fo:margin-left="0.5in" fo:margin-right="0in" fo:line-height="100%" fo:orphans="0" fo:widows="0" fo:text-indent="-0.25in" style:auto-text-indent="false"/>
    </style:style>
    <style:style style:name="P24" style:family="paragraph" style:parent-style-name="Standard" style:list-style-name="WWNum9">
      <style:paragraph-properties fo:margin-left="0.5in" fo:margin-right="0in" fo:line-height="100%" fo:orphans="0" fo:widows="0" fo:text-indent="-0.25in" style:auto-text-indent="false"/>
    </style:style>
    <style:style style:name="P2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6" style:family="paragraph" style:parent-style-name="Standard">
      <style:paragraph-properties fo:margin-left="0.5in" fo:margin-right="0in" fo:text-indent="0in" style:auto-text-indent="false"/>
    </style:style>
    <style:style style:name="P27" style:family="paragraph" style:parent-style-name="Standard">
      <style:paragraph-properties fo:margin-left="0.5in" fo:margin-right="0in" fo:line-height="100%" fo:orphans="0" fo:widows="0" fo:text-indent="0in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fo:font-weight="bold" style:font-size-asian="13pt" style:font-weight-asian="bold" style:font-size-complex="13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8" style:family="text">
      <style:text-properties fo:font-weight="bold" style:font-weight-asian="bold"/>
    </style:style>
    <style:style style:name="T9" style:family="text">
      <style:text-properties fo:color="#8c8c8c" style:font-name="Courier New" fo:font-size="10pt" fo:font-style="italic" style:font-name-asian="Courier New1" style:font-size-asian="10pt" style:font-style-asian="italic" style:font-name-complex="Courier New1" style:font-size-complex="10pt" fo:background-color="#ffffff"/>
    </style:style>
    <style:style style:name="T10" style:family="text">
      <style:text-properties fo:color="#0033b3" style:font-name="Courier New" fo:font-size="10pt" style:font-name-asian="Courier New1" style:font-size-asian="10pt" style:font-name-complex="Courier New1" style:font-size-complex="10pt" fo:background-color="#ffffff"/>
    </style:style>
    <style:style style:name="T11" style:family="text">
      <style:text-properties fo:color="#080808" style:font-name="Courier New" fo:font-size="10pt" style:font-name-asian="Courier New1" style:font-size-asian="10pt" style:font-name-complex="Courier New1" style:font-size-complex="10pt" fo:background-color="#ffffff"/>
    </style:style>
    <style:style style:name="T12" style:family="text">
      <style:text-properties fo:color="#008080" style:font-name="Courier New" fo:font-size="10pt" fo:font-weight="bold" style:font-name-asian="Courier New1" style:font-size-asian="10pt" style:font-weight-asian="bold" style:font-name-complex="Courier New1" style:font-size-complex="10pt" fo:background-color="#ffffff"/>
    </style:style>
    <style:style style:name="T13" style:family="text">
      <style:text-properties fo:color="#1750eb" style:font-name="Courier New" fo:font-size="10pt" style:font-name-asian="Courier New1" style:font-size-asian="10pt" style:font-name-complex="Courier New1" style:font-size-complex="10pt" fo:background-color="#ffffff"/>
    </style:style>
    <style:style style:name="T14" style:family="text">
      <style:text-properties fo:color="#660099" style:font-name="Courier New" fo:font-size="10pt" style:font-name-asian="Courier New1" style:font-size-asian="10pt" style:font-name-complex="Courier New1" style:font-size-complex="10pt" fo:background-color="#ffffff"/>
    </style:style>
    <style:style style:name="T15" style:family="text">
      <style:text-properties fo:color="#000080" style:font-name="Courier New" fo:font-size="10pt" style:font-name-asian="Courier New1" style:font-size-asian="10pt" style:font-name-complex="Courier New1" style:font-size-complex="10pt" fo:background-color="#ffffff"/>
    </style:style>
    <style:style style:name="T16" style:family="text">
      <style:text-properties style:font-name="Courier New" fo:font-size="10pt" style:font-name-asian="Courier New1" style:font-size-asian="10pt" style:font-name-complex="Courier New1" style:font-size-complex="10pt" fo:background-color="#ffffff"/>
    </style:style>
    <style:style style:name="T17" style:family="text">
      <style:text-properties fo:color="#94558d" style:font-name="Courier New" fo:font-size="10pt" style:font-name-asian="Courier New1" style:font-size-asian="10pt" style:font-name-complex="Courier New1" style:font-size-complex="10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ΜΗΧΑΝΙΚΗ ΜΑΘΗΣΗ </text:span></text:p>
      <text:p text:style-name="P11"><text:span text:style-name="T2">1η Σειρά Ασκήσεων</text:span></text:p>
      <text:p text:style-name="P15"/>
      <text:p text:style-name="P12"/>
      <text:p text:style-name="P13"><text:span text:style-name="T3">ΟΜΑΔΑ:</text:span></text:p>
      <text:p text:style-name="P13"><text:span text:style-name="T3">Tucaliuc Agnes Monalisa, 3346</text:span></text:p>
      <text:p text:style-name="P13"><text:span text:style-name="T3">Joanis Prifti, 3321</text:span></text:p>
      <text:p text:style-name="Standard"/>
      <text:p text:style-name="Standard"/>
      <text:p text:style-name="Standard"><text:span text:style-name="T4">Θέμα: Μέθοδοι ταξινόμησης δεδομένων </text:span></text:p>
      <text:p text:style-name="P1"/>
      <text:p text:style-name="Standard">Παρακάτω φαίνονται τα αποτελέσματα των αλγορίθμων που είχαμε να υλοποιήσουμε:</text:p>
      <text:p text:style-name="Standard">Τις μεθόδους τις υλοποιήσαμε στο PyCharm Professional με έκδοση Python 3.7 (την κάθε μέθοδο σε ξεχωριστό αρχείο .py <text:s/></text:p>
      <text:p text:style-name="Standard"/>
      <table:table table:name="Table1" table:style-name="Table1">
        <table:table-column table:style-name="Table1.A"/>
        <table:table-column table:style-name="Table1.B" table:number-columns-repeated="2"/>
        <text:soft-page-break/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Accuracy</text:p>
          </table:table-cell>
          <table:table-cell table:style-name="Table1.A1" office:value-type="string">
            <text:p text:style-name="P16">F1_score</text:p>
          </table:table-cell>
        </table:table-row>
        <table:table-row table:style-name="Table1.2">
          <table:table-cell table:style-name="Table1.A1" office:value-type="string">
            <text:p text:style-name="P16">Nearest Neighbor k-ΝΝ με Ευκλείδεια απόσταση (Euclidean distance) </text:p>
          </table:table-cell>
          <table:table-cell table:style-name="Table1.A1" office:value-type="string">
            <text:p text:style-name="P16">k=1 <text:s text:c="8"/>k=5 <text:s text:c="9"/>k=10</text:p>
            <text:p text:style-name="P16">84.97% <text:s text:c="2"/>85.54% <text:s text:c="3"/>85.15%</text:p>
          </table:table-cell>
          <table:table-cell table:style-name="Table1.A1" office:value-type="string">
            <text:p text:style-name="P16">k=1 <text:s text:c="7"/>k=5 <text:s text:c="7"/>k=10</text:p>
            <text:p text:style-name="P16">85.03% <text:s/>85.46% <text:s/>85.06%</text:p>
          </table:table-cell>
        </table:table-row>
        <table:table-row table:style-name="Table1.3">
          <table:table-cell table:style-name="Table1.A1" office:value-type="string">
            <text:p text:style-name="P2">Nearest Neighbor k-ΝΝ με συνημιτονοειδή απόσταση (cosine distance)</text:p>
          </table:table-cell>
          <table:table-cell table:style-name="Table1.A1" office:value-type="string">
            <text:p text:style-name="P2">k=1 <text:s text:c="8"/>k=5 <text:s text:c="9"/>k=10</text:p>
            <text:p text:style-name="P2">85.78% <text:s text:c="2"/>85.78% <text:s text:c="2"/>85.78%</text:p>
          </table:table-cell>
          <table:table-cell table:style-name="Table1.A1" office:value-type="string">
            <text:p text:style-name="P2">k=1 <text:s text:c="8"/>k=5 <text:s text:c="8"/>k=10</text:p>
            <text:p text:style-name="P2">85.60% <text:s text:c="2"/>85.60% <text:s/>85.60%</text:p>
          </table:table-cell>
        </table:table-row>
        <table:table-row table:style-name="Table1.1">
          <table:table-cell table:style-name="Table1.A1" office:value-type="string">
            <text:p text:style-name="P2">Neural Networks με 1 κρυμμένο επίπεδο και Κ=500 κρυμμένους νευρώνες</text:p>
          </table:table-cell>
          <table:table-cell table:style-name="Table1.A1" office:value-type="string">
            <text:p text:style-name="P2">86.15%</text:p>
          </table:table-cell>
          <table:table-cell table:style-name="Table1.A1" office:value-type="string">
            <text:p text:style-name="P16">86.12%</text:p>
          </table:table-cell>
        </table:table-row>
        <table:table-row table:style-name="Table1.5">
          <table:table-cell table:style-name="Table1.A1" office:value-type="string">
            <text:p text:style-name="P2">Neural Networks με 2 κρυμμένα επίπεδα αποτελούμενο από Κ1=500 και Κ2=200 νευρώνες</text:p>
          </table:table-cell>
          <table:table-cell table:style-name="Table1.A1" office:value-type="string">
            <text:p text:style-name="P2">86.89%</text:p>
          </table:table-cell>
          <table:table-cell table:style-name="Table1.A1" office:value-type="string">
            <text:p text:style-name="P2">86.95%</text:p>
          </table:table-cell>
        </table:table-row>
        <table:table-row table:style-name="Table1.5">
          <table:table-cell table:style-name="Table1.A1" office:value-type="string">
            <text:p text:style-name="P2">Support Vector Machines (SVM): γραμμική συνάρτηση πυρήνα (linear kernel)</text:p>
          </table:table-cell>
          <table:table-cell table:style-name="Table1.A1" office:value-type="string">
            <text:p text:style-name="P2">84.63%</text:p>
          </table:table-cell>
          <table:table-cell table:style-name="Table1.A1" office:value-type="string">
            <text:p text:style-name="P2">84.56%</text:p>
          </table:table-cell>
        </table:table-row>
        <table:table-row table:style-name="Table1.5">
          <table:table-cell table:style-name="Table1.A1" office:value-type="string">
            <text:p text:style-name="P2">Support Vector Machines (SVM): Gaussian συνάρτηση πυρήνα (kernel)</text:p>
          </table:table-cell>
          <table:table-cell table:style-name="Table1.A1" office:value-type="string">
            <text:p text:style-name="P2">88.29%</text:p>
          </table:table-cell>
          <table:table-cell table:style-name="Table1.A1" office:value-type="string">
            <text:p text:style-name="P2">88.24%</text:p>
            <text:p text:style-name="P16"/>
          </table:table-cell>
        </table:table-row>
        <table:table-row table:style-name="Table1.5">
          <table:table-cell table:style-name="Table1.A1" office:value-type="string">
            <text:p text:style-name="P2">Support Vector Machines (SVM): συνημιτονοειδή συνάρτηση πυρήνα (cosine kernel)</text:p>
          </table:table-cell>
          <table:table-cell table:style-name="Table1.A1" office:value-type="string">
            <text:p text:style-name="P16">84.78%</text:p>
          </table:table-cell>
          <table:table-cell table:style-name="Table1.A1" office:value-type="string">
            <text:p text:style-name="P16">84.46%</text:p>
          </table:table-cell>
        </table:table-row>
        <table:table-row table:style-name="Table1.5">
          <table:table-cell table:style-name="Table1.A1" office:value-type="string">
            <text:p text:style-name="P2">Naïve Bayes classifier</text:p>
          </table:table-cell>
          <table:table-cell table:style-name="Table1.A1" office:value-type="string">
            <text:p text:style-name="P16">67.29% </text:p>
          </table:table-cell>
          <table:table-cell table:style-name="Table1.A1" office:value-type="string">
            <text:p text:style-name="P16">66.00%</text:p>
          </table:table-cell>
        </table:table-row>
      </table:table>
      <text:p text:style-name="Standard"/>
      <text:p text:style-name="Standard"><text:span text:style-name="T5">Βάση αποτελεσμάτων της εκπαίδευσης παρακάτω φαίνονται ταξινομημένοι οι αλγόριθμοι βάση accuracy και f1_score (αύξουσα σειρά):</text:span></text:p>
      <text:p text:style-name="P3"/>
      <text:list xml:id="list1952407835" text:style-name="WWNum3">
        <text:list-item>
          <text:p text:style-name="P17">Naïve Bayes classifier</text:p>
        </text:list-item>
        <text:list-item>
          <text:p text:style-name="P17">Support Vector Machines (SVM): γραμμική συνάρτηση πυρήνα (linear kernel)</text:p>
        </text:list-item>
        <text:list-item>
          <text:p text:style-name="P17">Support Vector Machines (SVM): συνημιτονοειδή συνάρτηση πυρήνα (cosine kernel)</text:p>
        </text:list-item>
        <text:list-item>
          <text:p text:style-name="P17">Nearest Neighbor k-ΝΝ με Ευκλείδεια απόσταση (Euclidean distance) (k=5)</text:p>
        </text:list-item>
        <text:list-item>
          <text:p text:style-name="P17">Nearest Neighbor k-ΝΝ με συνημιτονοειδή απόσταση (cosine distance) (k=1)</text:p>
        </text:list-item>
        <text:list-item>
          <text:p text:style-name="P17">Neural Networks με 1 κρυμμένο επίπεδο και Κ=500 κρυμμένους νευρώνες</text:p>
        </text:list-item>
        <text:list-item>
          <text:p text:style-name="P17">Neural Networks με 2 κρυμμένα επίπεδα αποτελούμενο από Κ1=500 και Κ2=200 νευρώνες</text:p>
        </text:list-item>
        <text:list-item>
          <text:p text:style-name="P17">Support Vector Machines (SVM): Gaussian συνάρτηση πυρήνα (kernel)</text:p>
        </text:list-item>
      </text:list>
      <text:p text:style-name="P3"/>
      <text:p text:style-name="P3"/>
      <text:p text:style-name="Standard"><text:span text:style-name="T6">Παρατηρήσεις:</text:span></text:p>
      <text:p text:style-name="Standard"/>
      <text:list xml:id="list4091871695" text:style-name="WWNum1">
        <text:list-item>
          <text:p text:style-name="P25"><text:span text:style-name="T7">Στον αλγόριθμο Nearest Neighbor k-ΝΝ με Ευκλείδεια απόσταση (Euclidean distance) μετά το training we achieved highest accuracy of 85.54% on validation data for k=5.</text:span></text:p>
        </text:list-item>
      </text:list>
      <text:p text:style-name="P26"/>
      <text:p text:style-name="Standard"><text:span text:style-name="T8">Ο κώδικας:</text:span></text:p>
      <text:p text:style-name="Standard"/>
      <text:p text:style-name="Standard"><text:span text:style-name="T9">#https://customers.pyimagesearch.com/lesson-sample-k-nearest-neighbor-classification/</text:span></text:p>
      <text:p text:style-name="Standard"><text:soft-page-break/><text:span text:style-name="T9">#https://towardsdatascience.com/understanding-and-using-k-nearest-neighbours-aka-knn-for-classification-of-digits-a55e00cc746f</text:span></text:p>
      <text:p text:style-name="Standard"><text:span text:style-name="T9">#https://www.tutorialspoint.com/scikit_learn/scikit_learn_kneighbors_classifier.htm</text:span></text:p>
      <text:p text:style-name="P4"/>
      <text:p text:style-name="Standard"><text:span text:style-name="T10">from </text:span><text:span text:style-name="T11">tensorflow </text:span><text:span text:style-name="T10">import </text:span><text:span text:style-name="T11">keras</text:span></text:p>
      <text:p text:style-name="Standard"><text:span text:style-name="T10">import </text:span><text:span text:style-name="T11">numpy </text:span><text:span text:style-name="T10">as </text:span><text:span text:style-name="T11">np</text:span></text:p>
      <text:p text:style-name="Standard"><text:span text:style-name="T10">from </text:span><text:span text:style-name="T11">sklearn.metrics </text:span><text:span text:style-name="T10">import </text:span><text:span text:style-name="T11">classification_report</text:span></text:p>
      <text:p text:style-name="Standard"><text:span text:style-name="T10">from </text:span><text:span text:style-name="T11">sklearn.metrics </text:span><text:span text:style-name="T10">import </text:span><text:span text:style-name="T11">f1_score</text:span></text:p>
      <text:p text:style-name="Standard"><text:span text:style-name="T10">from </text:span><text:span text:style-name="T11">sklearn </text:span><text:span text:style-name="T10">import </text:span><text:span text:style-name="T11">metrics</text:span></text:p>
      <text:p text:style-name="Standard"><text:span text:style-name="T10">from </text:span><text:span text:style-name="T11">sklearn.neighbors </text:span><text:span text:style-name="T10">import </text:span><text:span text:style-name="T11">KNeighborsClassifier</text:span></text:p>
      <text:p text:style-name="P6"/>
      <text:p text:style-name="Standard"><text:span text:style-name="T9">#Downloading mnist dataset</text:span></text:p>
      <text:p text:style-name="Standard"><text:span text:style-name="T11">fashion_mnist = keras.datasets.fashion_mnist</text:span></text:p>
      <text:p text:style-name="Standard"><text:span text:style-name="T11">(trImages, trLabels), (tImages, tLabels) = fashion_mnist.load_data()</text:span></text:p>
      <text:p text:style-name="P6"/>
      <text:p text:style-name="Standard"><text:span text:style-name="T9">#normalize</text:span></text:p>
      <text:p text:style-name="Standard"><text:span text:style-name="T11">trImages = trImages.astype(</text:span><text:span text:style-name="T12">'float32'</text:span><text:span text:style-name="T11">)</text:span></text:p>
      <text:p text:style-name="Standard"><text:span text:style-name="T11">tImages = tImages.astype(</text:span><text:span text:style-name="T12">'float32'</text:span><text:span text:style-name="T11">)</text:span></text:p>
      <text:p text:style-name="Standard"><text:span text:style-name="T11">trImages=trImages/</text:span><text:span text:style-name="T13">255</text:span></text:p>
      <text:p text:style-name="Standard"><text:span text:style-name="T11">tImages=tImages/</text:span><text:span text:style-name="T13">255</text:span></text:p>
      <text:p text:style-name="P8"/>
      <text:p text:style-name="Standard"><text:span text:style-name="T11">trImages = trImages.reshape(trImages.shape[</text:span><text:span text:style-name="T13">0</text:span><text:span text:style-name="T11">], trImages.shape[</text:span><text:span text:style-name="T13">1</text:span><text:span text:style-name="T11">] * trImages.shape[</text:span><text:span text:style-name="T13">2</text:span><text:span text:style-name="T11">]) </text:span><text:span text:style-name="T9">#monodiastata</text:span></text:p>
      <text:p text:style-name="Standard"><text:soft-page-break/><text:span text:style-name="T11">tImages = tImages.reshape(tImages.shape[</text:span><text:span text:style-name="T13">0</text:span><text:span text:style-name="T11">], tImages.shape[</text:span><text:span text:style-name="T13">1</text:span><text:span text:style-name="T11">] * tImages.shape[</text:span><text:span text:style-name="T13">2</text:span><text:span text:style-name="T11">])</text:span></text:p>
      <text:p text:style-name="P6"/>
      <text:p text:style-name="Standard"><text:span text:style-name="T9">#k values</text:span></text:p>
      <text:p text:style-name="Standard"><text:span text:style-name="T11">kVals = [</text:span><text:span text:style-name="T13">1</text:span><text:span text:style-name="T11">, </text:span><text:span text:style-name="T13">5</text:span><text:span text:style-name="T11">, </text:span><text:span text:style-name="T13">10</text:span><text:span text:style-name="T11">]</text:span></text:p>
      <text:p text:style-name="Standard"><text:span text:style-name="T11">accuracies = []</text:span></text:p>
      <text:p text:style-name="P6"/>
      <text:p text:style-name="Standard"><text:span text:style-name="T9"># loop over various values of `k` for the k-Nearest Neighbor classifier</text:span></text:p>
      <text:p text:style-name="Standard"><text:span text:style-name="T10">for </text:span><text:span text:style-name="T11">k </text:span><text:span text:style-name="T10">in </text:span><text:span text:style-name="T11">kVals:</text:span></text:p>
      <text:p text:style-name="Standard"><text:span text:style-name="T11"><text:s text:c="3"/></text:span><text:span text:style-name="T9"># train the k-Nearest Neighbor classifier with the current value of `k`</text:span></text:p>
      <text:p text:style-name="Standard"><text:span text:style-name="T9"><text:s text:c="3"/>#p=2 that means eucliadian distance</text:span></text:p>
      <text:p text:style-name="Standard"><text:span text:style-name="T9"><text:s text:c="3"/></text:span><text:span text:style-name="T11">model = KNeighborsClassifier(</text:span><text:span text:style-name="T14">n_neighbors</text:span><text:span text:style-name="T11">=k, </text:span><text:span text:style-name="T14">p</text:span><text:span text:style-name="T11">=</text:span><text:span text:style-name="T13">2</text:span><text:span text:style-name="T11">)</text:span></text:p>
      <text:p text:style-name="Standard"><text:span text:style-name="T11"><text:s text:c="3"/>model.fit(trImages, trLabels) </text:span><text:span text:style-name="T9">#fortwnoume to montelo</text:span></text:p>
      <text:p text:style-name="P4"/>
      <text:p text:style-name="Standard"><text:span text:style-name="T9"><text:s text:c="3"/></text:span><text:span text:style-name="T11">predictions = model.predict(tImages) </text:span><text:span text:style-name="T9">#ksekinaei thb ekpaideush</text:span></text:p>
      <text:p text:style-name="P4"/>
      <text:p text:style-name="Standard"><text:span text:style-name="T9"><text:s text:c="3"/># evaluate the model and update the accuracies list</text:span></text:p>
      <text:p text:style-name="Standard"><text:span text:style-name="T9"><text:s text:c="3"/></text:span><text:span text:style-name="T11">score=model.score(tImages, tLabels)</text:span></text:p>
      <text:p text:style-name="Standard"><text:span text:style-name="T11"><text:s text:c="3"/></text:span><text:span text:style-name="T15">print</text:span><text:span text:style-name="T11">(</text:span><text:span text:style-name="T12">"k=%d, accuracy=%.2f%%" </text:span><text:span text:style-name="T11">% (k, metrics.accuracy_score(tLabels, predictions) * </text:span><text:span text:style-name="T13">100</text:span><text:span text:style-name="T11">))</text:span></text:p>
      <text:p text:style-name="Standard"><text:span text:style-name="T11"><text:s text:c="3"/></text:span><text:span text:style-name="T15">print</text:span><text:span text:style-name="T11">(</text:span><text:span text:style-name="T12">"k=%d, f1_score=%.2f%%" </text:span><text:span text:style-name="T11">% (k, metrics.f1_score(tLabels, predictions, </text:span><text:span text:style-name="T14">average</text:span><text:span text:style-name="T11">= </text:span><text:span text:style-name="T12">"weighted"</text:span><text:span text:style-name="T11">) * </text:span><text:span text:style-name="T13">100</text:span><text:span text:style-name="T11">))</text:span></text:p>
      <text:p text:style-name="Standard"><text:span text:style-name="T11"><text:s text:c="3"/>accuracies.append(score)</text:span></text:p>
      <text:p text:style-name="P6"/>
      <text:p text:style-name="Standard"><text:soft-page-break/><text:span text:style-name="T11"><text:s text:c="3"/></text:span><text:span text:style-name="T9"># find the value of k that has the largest accuracy</text:span></text:p>
      <text:p text:style-name="Standard"><text:span text:style-name="T9"><text:s text:c="3"/></text:span><text:span text:style-name="T11">i = </text:span><text:span text:style-name="T15">int</text:span><text:span text:style-name="T11">(np.argmax(accuracies))</text:span></text:p>
      <text:p text:style-name="Standard"><text:span text:style-name="T11"><text:s text:c="3"/></text:span><text:span text:style-name="T15">print</text:span><text:span text:style-name="T11">(</text:span><text:span text:style-name="T12">"k=%d achieved highest accuracy of %.2f%% on validation data" </text:span><text:span text:style-name="T11">% (kVals[i],</text:span></text:p>
      <text:p text:style-name="Standard"><text:span text:style-name="T11"><text:s text:c="74"/>accuracies[i] * </text:span><text:span text:style-name="T13">100</text:span><text:span text:style-name="T11">))</text:span></text:p>
      <text:p text:style-name="Standard"><text:span text:style-name="T11"><text:s text:c="3"/></text:span><text:span text:style-name="T9"># show a final classification report demonstrating the accuracy of the classifier</text:span></text:p>
      <text:p text:style-name="Standard"><text:span text:style-name="T9"><text:s text:c="3"/># for each of the label</text:span></text:p>
      <text:p text:style-name="Standard"><text:span text:style-name="T9"><text:s text:c="3"/></text:span><text:span text:style-name="T15">print</text:span><text:span text:style-name="T11">(</text:span><text:span text:style-name="T12">"EVALUATION ON TESTING DATA"</text:span><text:span text:style-name="T11">)</text:span></text:p>
      <text:p text:style-name="Standard"><text:span text:style-name="T11"><text:s text:c="3"/></text:span><text:span text:style-name="T15">print</text:span><text:span text:style-name="T11">(classification_report(tLabels, predictions)) </text:span><text:span text:style-name="T9"># matrix with our all-statistics</text:span></text:p>
      <text:p text:style-name="Standard"/>
      <text:p text:style-name="Standard"><text:span text:style-name="T8">Terminal results:</text:span></text:p>
      <text:p text:style-name="Standard"/>
      <text:p text:style-name="Standard">k=1, accuracy=84.97%</text:p>
      <text:p text:style-name="Standard">k=1, f1_score=85.03%</text:p>
      <text:p text:style-name="Standard">k=1 achieved highest accuracy of 84.97% on validation data</text:p>
      <text:p text:style-name="Standard">EVALUATION ON TESTING DATA</text:p>
      <text:p text:style-name="Standard"><text:s text:c="14"/>precision <text:s text:c="3"/>recall <text:s/>f1-score <text:s text:c="2"/>support</text:p>
      <text:p text:style-name="Standard"/>
      <text:p text:style-name="Standard"><text:s text:c="11"/>0 <text:s text:c="6"/>0.78 <text:s text:c="5"/>0.80 <text:s text:c="5"/>0.79 <text:s text:c="5"/>1000</text:p>
      <text:p text:style-name="Standard"><text:s text:c="11"/>1 <text:s text:c="6"/>0.98 <text:s text:c="5"/>0.97 <text:s text:c="5"/>0.98 <text:s text:c="5"/>1000</text:p>
      <text:p text:style-name="Standard"><text:s text:c="11"/>2 <text:s text:c="6"/>0.73 <text:s text:c="5"/>0.78 <text:s text:c="5"/>0.76 <text:s text:c="5"/>1000</text:p>
      <text:p text:style-name="Standard"><text:s text:c="11"/>3 <text:s text:c="6"/>0.89 <text:s text:c="5"/>0.85 <text:s text:c="5"/>0.87 <text:s text:c="5"/>1000</text:p>
      <text:p text:style-name="Standard"><text:soft-page-break/><text:s text:c="11"/>4 <text:s text:c="6"/>0.77 <text:s text:c="5"/>0.73 <text:s text:c="5"/>0.75 <text:s text:c="5"/>1000</text:p>
      <text:p text:style-name="Standard"><text:s text:c="11"/>5 <text:s text:c="6"/>0.99 <text:s text:c="5"/>0.86 <text:s text:c="5"/>0.92 <text:s text:c="5"/>1000</text:p>
      <text:p text:style-name="Standard"><text:s text:c="11"/>6 <text:s text:c="6"/>0.61 <text:s text:c="5"/>0.62 <text:s text:c="5"/>0.61 <text:s text:c="5"/>1000</text:p>
      <text:p text:style-name="Standard"><text:s text:c="11"/>7 <text:s text:c="6"/>0.90 <text:s text:c="5"/>0.95 <text:s text:c="5"/>0.92 <text:s text:c="5"/>1000</text:p>
      <text:p text:style-name="Standard"><text:s text:c="11"/>8 <text:s text:c="6"/>0.98 <text:s text:c="5"/>0.96 <text:s text:c="5"/>0.97 <text:s text:c="5"/>1000</text:p>
      <text:p text:style-name="Standard"><text:s text:c="11"/>9 <text:s text:c="6"/>0.90 <text:s text:c="5"/>0.97 <text:s text:c="5"/>0.93 <text:s text:c="5"/>1000</text:p>
      <text:p text:style-name="Standard"/>
      <text:p text:style-name="Standard"><text:s text:c="4"/>accuracy <text:s text:c="26"/>0.85 <text:s text:c="4"/>10000</text:p>
      <text:p text:style-name="Standard"><text:s text:c="3"/>macro avg <text:s text:c="6"/>0.85 <text:s text:c="5"/>0.85 <text:s text:c="5"/>0.85 <text:s text:c="4"/>10000</text:p>
      <text:p text:style-name="Standard">weighted avg <text:s text:c="6"/>0.85 <text:s text:c="5"/>0.85 <text:s text:c="5"/>0.85 <text:s text:c="4"/>10000</text:p>
      <text:p text:style-name="Standard"/>
      <text:p text:style-name="Standard">k=5, accuracy=85.54%</text:p>
      <text:p text:style-name="Standard">k=5, f1_score=85.46%</text:p>
      <text:p text:style-name="Standard">k=5 achieved highest accuracy of 85.54% on validation data</text:p>
      <text:p text:style-name="Standard">EVALUATION ON TESTING DATA</text:p>
      <text:p text:style-name="Standard"><text:s text:c="14"/>precision <text:s text:c="3"/>recall <text:s/>f1-score <text:s text:c="2"/>support</text:p>
      <text:p text:style-name="Standard"/>
      <text:p text:style-name="Standard"><text:s text:c="11"/>0 <text:s text:c="6"/>0.77 <text:s text:c="5"/>0.85 <text:s text:c="5"/>0.81 <text:s text:c="5"/>1000</text:p>
      <text:p text:style-name="Standard"><text:s text:c="11"/>1 <text:s text:c="6"/>0.99 <text:s text:c="5"/>0.97 <text:s text:c="5"/>0.98 <text:s text:c="5"/>1000</text:p>
      <text:p text:style-name="Standard"><text:s text:c="11"/>2 <text:s text:c="6"/>0.73 <text:s text:c="5"/>0.82 <text:s text:c="5"/>0.77 <text:s text:c="5"/>1000</text:p>
      <text:p text:style-name="Standard"><text:s text:c="11"/>3 <text:s text:c="6"/>0.90 <text:s text:c="5"/>0.86 <text:s text:c="5"/>0.88 <text:s text:c="5"/>1000</text:p>
      <text:p text:style-name="Standard"><text:soft-page-break/><text:s text:c="11"/>4 <text:s text:c="6"/>0.79 <text:s text:c="5"/>0.77 <text:s text:c="5"/>0.78 <text:s text:c="5"/>1000</text:p>
      <text:p text:style-name="Standard"><text:s text:c="11"/>5 <text:s text:c="6"/>0.99 <text:s text:c="5"/>0.82 <text:s text:c="5"/>0.90 <text:s text:c="5"/>1000</text:p>
      <text:p text:style-name="Standard"><text:s text:c="11"/>6 <text:s text:c="6"/>0.66 <text:s text:c="5"/>0.57 <text:s text:c="5"/>0.61 <text:s text:c="5"/>1000</text:p>
      <text:p text:style-name="Standard"><text:s text:c="11"/>7 <text:s text:c="6"/>0.88 <text:s text:c="5"/>0.96 <text:s text:c="5"/>0.92 <text:s text:c="5"/>1000</text:p>
      <text:p text:style-name="Standard"><text:s text:c="11"/>8 <text:s text:c="6"/>0.97 <text:s text:c="5"/>0.95 <text:s text:c="5"/>0.96 <text:s text:c="5"/>1000</text:p>
      <text:p text:style-name="Standard"><text:s text:c="11"/>9 <text:s text:c="6"/>0.90 <text:s text:c="5"/>0.97 <text:s text:c="5"/>0.93 <text:s text:c="5"/>1000</text:p>
      <text:p text:style-name="Standard"/>
      <text:p text:style-name="Standard"><text:s text:c="4"/>accuracy <text:s text:c="26"/>0.86 <text:s text:c="4"/>10000</text:p>
      <text:p text:style-name="Standard"><text:s text:c="3"/>macro avg <text:s text:c="6"/>0.86 <text:s text:c="5"/>0.86 <text:s text:c="5"/>0.85 <text:s text:c="4"/>10000</text:p>
      <text:p text:style-name="Standard">weighted avg <text:s text:c="6"/>0.86 <text:s text:c="5"/>0.86 <text:s text:c="5"/>0.85 <text:s text:c="4"/>10000</text:p>
      <text:p text:style-name="Standard"/>
      <text:p text:style-name="Standard">k=10, accuracy=85.15%</text:p>
      <text:p text:style-name="Standard">k=10, f1_score=85.06%</text:p>
      <text:p text:style-name="Standard">k=5 achieved highest accuracy of 85.54% on validation data</text:p>
      <text:p text:style-name="Standard">EVALUATION ON TESTING DATA</text:p>
      <text:p text:style-name="Standard"><text:s text:c="14"/>precision <text:s text:c="3"/>recall <text:s/>f1-score <text:s text:c="2"/>support</text:p>
      <text:p text:style-name="Standard"/>
      <text:p text:style-name="Standard"><text:s text:c="11"/>0 <text:s text:c="6"/>0.77 <text:s text:c="5"/>0.86 <text:s text:c="5"/>0.81 <text:s text:c="5"/>1000</text:p>
      <text:p text:style-name="Standard"><text:s text:c="11"/>1 <text:s text:c="6"/>0.99 <text:s text:c="5"/>0.96 <text:s text:c="5"/>0.98 <text:s text:c="5"/>1000</text:p>
      <text:p text:style-name="Standard"><text:s text:c="11"/>2 <text:s text:c="6"/>0.72 <text:s text:c="5"/>0.81 <text:s text:c="5"/>0.76 <text:s text:c="5"/>1000</text:p>
      <text:p text:style-name="Standard"><text:s text:c="11"/>3 <text:s text:c="6"/>0.91 <text:s text:c="5"/>0.87 <text:s text:c="5"/>0.89 <text:s text:c="5"/>1000</text:p>
      <text:p text:style-name="Standard"><text:soft-page-break/><text:s text:c="11"/>4 <text:s text:c="6"/>0.78 <text:s text:c="5"/>0.76 <text:s text:c="5"/>0.77 <text:s text:c="5"/>1000</text:p>
      <text:p text:style-name="Standard"><text:s text:c="11"/>5 <text:s text:c="6"/>1.00 <text:s text:c="5"/>0.81 <text:s text:c="5"/>0.89 <text:s text:c="5"/>1000</text:p>
      <text:p text:style-name="Standard"><text:s text:c="11"/>6 <text:s text:c="6"/>0.64 <text:s text:c="5"/>0.56 <text:s text:c="5"/>0.60 <text:s text:c="5"/>1000</text:p>
      <text:p text:style-name="Standard"><text:s text:c="11"/>7 <text:s text:c="6"/>0.87 <text:s text:c="5"/>0.97 <text:s text:c="5"/>0.92 <text:s text:c="5"/>1000</text:p>
      <text:p text:style-name="Standard"><text:s text:c="11"/>8 <text:s text:c="6"/>0.97 <text:s text:c="5"/>0.95 <text:s text:c="5"/>0.96 <text:s text:c="5"/>1000</text:p>
      <text:p text:style-name="Standard"><text:s text:c="11"/>9 <text:s text:c="6"/>0.89 <text:s text:c="5"/>0.96 <text:s text:c="5"/>0.93 <text:s text:c="5"/>1000</text:p>
      <text:p text:style-name="Standard"/>
      <text:p text:style-name="Standard"><text:s text:c="4"/>accuracy <text:s text:c="26"/>0.85 <text:s text:c="4"/>10000</text:p>
      <text:p text:style-name="Standard"><text:s text:c="3"/>macro avg <text:s text:c="6"/>0.85 <text:s text:c="5"/>0.85 <text:s text:c="5"/>0.85 <text:s text:c="4"/>10000</text:p>
      <text:p text:style-name="Standard">weighted avg <text:s text:c="6"/>0.85 <text:s text:c="5"/>0.85 <text:s text:c="5"/>0.85 <text:s text:c="4"/>10000</text:p>
      <text:p text:style-name="Standard"/>
      <text:p text:style-name="Standard"/>
      <text:p text:style-name="Standard">Process finished with exit code 0</text:p>
      <text:p text:style-name="Standard"/>
      <text:list xml:id="list2125189513" text:style-name="WWNum4">
        <text:list-item>
          <text:p text:style-name="P18"><text:span text:style-name="T7">Στον αλγόριθμο Nearest Neighbor k-ΝΝ με συνημιτονοειδή απόσταση (cosine distance) μετά το training we achieved highest accuracy of 85.78% on validation data for k=1.</text:span></text:p>
        </text:list-item>
      </text:list>
      <text:p text:style-name="P27"/>
      <text:p text:style-name="P2"><text:span text:style-name="T8">Ο κώδικας:</text:span></text:p>
      <text:p text:style-name="P2"/>
      <text:p text:style-name="P2"><text:span text:style-name="T9">#https://notebook.community/YorkUIRLab/eosdb/word-movers-distance-in-python</text:span></text:p>
      <text:p text:style-name="P2"><text:span text:style-name="T10">from </text:span><text:span text:style-name="T11">tensorflow </text:span><text:span text:style-name="T10">import </text:span><text:span text:style-name="T11">keras</text:span></text:p>
      <text:p text:style-name="P2"><text:span text:style-name="T10">import </text:span><text:span text:style-name="T11">numpy </text:span><text:span text:style-name="T10">as </text:span><text:span text:style-name="T11">np</text:span></text:p>
      <text:p text:style-name="P2"><text:soft-page-break/><text:span text:style-name="T10">from </text:span><text:span text:style-name="T11">sklearn.metrics </text:span><text:span text:style-name="T10">import </text:span><text:span text:style-name="T11">classification_report</text:span></text:p>
      <text:p text:style-name="P2"><text:span text:style-name="T10">from </text:span><text:span text:style-name="T11">sklearn </text:span><text:span text:style-name="T10">import </text:span><text:span text:style-name="T11">metrics</text:span></text:p>
      <text:p text:style-name="P2"><text:span text:style-name="T10">from </text:span><text:span text:style-name="T11">sklearn.neighbors </text:span><text:span text:style-name="T10">import </text:span><text:span text:style-name="T11">KNeighborsClassifier</text:span></text:p>
      <text:p text:style-name="P7"/>
      <text:p text:style-name="P2"><text:span text:style-name="T11">fashion_mnist = keras.datasets.fashion_mnist</text:span></text:p>
      <text:p text:style-name="P2"><text:span text:style-name="T11">(trImages, trLabels), (tImages, tLabels) = fashion_mnist.load_data()</text:span></text:p>
      <text:p text:style-name="P7"/>
      <text:p text:style-name="P2"><text:span text:style-name="T9">#normalize</text:span></text:p>
      <text:p text:style-name="P2"><text:span text:style-name="T11">trImages = trImages.astype(</text:span><text:span text:style-name="T12">'float32'</text:span><text:span text:style-name="T11">)</text:span></text:p>
      <text:p text:style-name="P2"><text:span text:style-name="T11">tImages = tImages.astype(</text:span><text:span text:style-name="T12">'float32'</text:span><text:span text:style-name="T11">)</text:span></text:p>
      <text:p text:style-name="P2"><text:span text:style-name="T11">trImages=trImages/</text:span><text:span text:style-name="T13">255</text:span></text:p>
      <text:p text:style-name="P2"><text:span text:style-name="T11">tImages=tImages/</text:span><text:span text:style-name="T13">255</text:span></text:p>
      <text:p text:style-name="P9"/>
      <text:p text:style-name="P2"><text:span text:style-name="T11">trImages = trImages.reshape(trImages.shape[</text:span><text:span text:style-name="T13">0</text:span><text:span text:style-name="T11">], trImages.shape[</text:span><text:span text:style-name="T13">1</text:span><text:span text:style-name="T11">] * trImages.shape[</text:span><text:span text:style-name="T13">2</text:span><text:span text:style-name="T11">])</text:span></text:p>
      <text:p text:style-name="P2"><text:span text:style-name="T11">tImages = tImages.reshape(tImages.shape[</text:span><text:span text:style-name="T13">0</text:span><text:span text:style-name="T11">], tImages.shape[</text:span><text:span text:style-name="T13">1</text:span><text:span text:style-name="T11">] * tImages.shape[</text:span><text:span text:style-name="T13">2</text:span><text:span text:style-name="T11">])</text:span></text:p>
      <text:p text:style-name="P7"/>
      <text:p text:style-name="P2"><text:span text:style-name="T11">kVals = [</text:span><text:span text:style-name="T13">1</text:span><text:span text:style-name="T11">, </text:span><text:span text:style-name="T13">5</text:span><text:span text:style-name="T11">, </text:span><text:span text:style-name="T13">10</text:span><text:span text:style-name="T11">]</text:span></text:p>
      <text:p text:style-name="P2"><text:span text:style-name="T11">accuracies = []</text:span></text:p>
      <text:p text:style-name="P7"/>
      <text:p text:style-name="P2"><text:span text:style-name="T9"># loop over various values of `k` for the k-Nearest Neighbor classifier</text:span></text:p>
      <text:p text:style-name="P2"><text:span text:style-name="T10">for </text:span><text:span text:style-name="T11">k </text:span><text:span text:style-name="T10">in </text:span><text:span text:style-name="T11">kVals:</text:span></text:p>
      <text:p text:style-name="P2"><text:soft-page-break/><text:span text:style-name="T11"><text:s text:c="3"/></text:span><text:span text:style-name="T9"># train the k-Nearest Neighbor classifier with the current value of `k`</text:span></text:p>
      <text:p text:style-name="P2"><text:span text:style-name="T9"><text:s text:c="3"/></text:span><text:span text:style-name="T11">model = KNeighborsClassifier(</text:span><text:span text:style-name="T14">metric</text:span><text:span text:style-name="T11">=</text:span><text:span text:style-name="T12">'cosine'</text:span><text:span text:style-name="T11">, </text:span><text:span text:style-name="T14">algorithm</text:span><text:span text:style-name="T11">=</text:span><text:span text:style-name="T12">'brute'</text:span><text:span text:style-name="T11">)</text:span></text:p>
      <text:p text:style-name="P2"><text:span text:style-name="T11"><text:s text:c="3"/>model.fit(trImages, trLabels)</text:span></text:p>
      <text:p text:style-name="P7"/>
      <text:p text:style-name="P2"><text:span text:style-name="T11"><text:s text:c="3"/>predictions = model.predict(tImages)</text:span></text:p>
      <text:p text:style-name="P2"><text:span text:style-name="T11"><text:s text:c="3"/></text:span><text:span text:style-name="T9"># evaluate the model and update the accuracies list</text:span></text:p>
      <text:p text:style-name="P2"><text:span text:style-name="T9"><text:s text:c="3"/></text:span><text:span text:style-name="T11">score=model.score(tImages, tLabels)</text:span></text:p>
      <text:p text:style-name="P2"><text:span text:style-name="T11"><text:s text:c="3"/></text:span><text:span text:style-name="T15">print</text:span><text:span text:style-name="T11">(</text:span><text:span text:style-name="T12">"k=%d, accuracy=%.2f%%" </text:span><text:span text:style-name="T11">% (k, metrics.accuracy_score(tLabels, predictions) * </text:span><text:span text:style-name="T13">100</text:span><text:span text:style-name="T11">))</text:span></text:p>
      <text:p text:style-name="P2"><text:span text:style-name="T11"><text:s text:c="3"/></text:span><text:span text:style-name="T15">print</text:span><text:span text:style-name="T11">(</text:span><text:span text:style-name="T12">"k=%d, f1_score=%.2f%%" </text:span><text:span text:style-name="T11">% (k, metrics.f1_score(tLabels, predictions, </text:span><text:span text:style-name="T14">average</text:span><text:span text:style-name="T11">= </text:span><text:span text:style-name="T12">"weighted"</text:span><text:span text:style-name="T11">) * </text:span><text:span text:style-name="T13">100</text:span><text:span text:style-name="T11">))</text:span></text:p>
      <text:p text:style-name="P2"><text:span text:style-name="T11"><text:s text:c="3"/>accuracies.append(score)</text:span></text:p>
      <text:p text:style-name="P7"/>
      <text:p text:style-name="P2"><text:span text:style-name="T11"><text:s text:c="3"/></text:span><text:span text:style-name="T9"># find the value of k that has the largest accuracy</text:span></text:p>
      <text:p text:style-name="P2"><text:span text:style-name="T9"><text:s text:c="3"/></text:span><text:span text:style-name="T11">i = </text:span><text:span text:style-name="T15">int</text:span><text:span text:style-name="T11">(np.argmax(accuracies))</text:span></text:p>
      <text:p text:style-name="P2"><text:span text:style-name="T11"><text:s text:c="3"/></text:span><text:span text:style-name="T15">print</text:span><text:span text:style-name="T11">(</text:span><text:span text:style-name="T12">"k=%d achieved highest accuracy of %.2f%% on validation data" </text:span><text:span text:style-name="T11">% (kVals[i],</text:span></text:p>
      <text:p text:style-name="P2"><text:span text:style-name="T11"><text:s text:c="74"/>accuracies[i] * </text:span><text:span text:style-name="T13">100</text:span><text:span text:style-name="T11">))</text:span></text:p>
      <text:p text:style-name="P2"><text:span text:style-name="T11"><text:s text:c="3"/></text:span><text:span text:style-name="T9"># show a final classification report demonstrating the accuracy of the classifier</text:span></text:p>
      <text:p text:style-name="P2"><text:span text:style-name="T9"><text:s text:c="3"/># for each of the label</text:span></text:p>
      <text:p text:style-name="P2"><text:span text:style-name="T9"><text:s text:c="3"/></text:span><text:span text:style-name="T15">print</text:span><text:span text:style-name="T11">(</text:span><text:span text:style-name="T12">"EVALUATION ON TESTING DATA"</text:span><text:span text:style-name="T11">)</text:span></text:p>
      <text:p text:style-name="P2"><text:span text:style-name="T11"><text:s text:c="3"/></text:span><text:span text:style-name="T15">print</text:span><text:span text:style-name="T11">(classification_report(tLabels, predictions))</text:span></text:p>
      <text:p text:style-name="P2"/>
      <text:p text:style-name="Standard"><text:span text:style-name="T8">Terminal results:</text:span></text:p>
      <text:p text:style-name="Standard"><text:soft-page-break/></text:p>
      <text:p text:style-name="P2"><text:s/>k=1, accuracy=85.78%</text:p>
      <text:p text:style-name="P2">k=1, f1_score=85.60%</text:p>
      <text:p text:style-name="P2">k=1 achieved highest accuracy of 85.78% on validation data</text:p>
      <text:p text:style-name="P2">EVALUATION ON TESTING DATA</text:p>
      <text:p text:style-name="P2"><text:s text:c="14"/>precision <text:s text:c="3"/>recall <text:s/>f1-score <text:s text:c="2"/>support</text:p>
      <text:p text:style-name="P2"/>
      <text:p text:style-name="P2"><text:s text:c="11"/>0 <text:s text:c="6"/>0.78 <text:s text:c="5"/>0.87 <text:s text:c="5"/>0.82 <text:s text:c="5"/>1000</text:p>
      <text:p text:style-name="P2"><text:s text:c="11"/>1 <text:s text:c="6"/>0.99 <text:s text:c="5"/>0.97 <text:s text:c="5"/>0.98 <text:s text:c="5"/>1000</text:p>
      <text:p text:style-name="P2"><text:s text:c="11"/>2 <text:s text:c="6"/>0.74 <text:s text:c="5"/>0.80 <text:s text:c="5"/>0.77 <text:s text:c="5"/>1000</text:p>
      <text:p text:style-name="P2"><text:s text:c="11"/>3 <text:s text:c="6"/>0.92 <text:s text:c="5"/>0.87 <text:s text:c="5"/>0.90 <text:s text:c="5"/>1000</text:p>
      <text:p text:style-name="P2"><text:s text:c="11"/>4 <text:s text:c="6"/>0.75 <text:s text:c="5"/>0.84 <text:s text:c="5"/>0.79 <text:s text:c="5"/>1000</text:p>
      <text:p text:style-name="P2"><text:s text:c="11"/>5 <text:s text:c="6"/>1.00 <text:s text:c="5"/>0.76 <text:s text:c="5"/>0.87 <text:s text:c="5"/>1000</text:p>
      <text:p text:style-name="P2"><text:s text:c="11"/>6 <text:s text:c="6"/>0.75 <text:s text:c="5"/>0.57 <text:s text:c="5"/>0.65 <text:s text:c="5"/>1000</text:p>
      <text:p text:style-name="P2"><text:s text:c="11"/>7 <text:s text:c="6"/>0.88 <text:s text:c="5"/>0.95 <text:s text:c="5"/>0.91 <text:s text:c="5"/>1000</text:p>
      <text:p text:style-name="P2"><text:s text:c="11"/>8 <text:s text:c="6"/>0.97 <text:s text:c="5"/>0.97 <text:s text:c="5"/>0.97 <text:s text:c="5"/>1000</text:p>
      <text:p text:style-name="P2"><text:s text:c="11"/>9 <text:s text:c="6"/>0.84 <text:s text:c="5"/>0.98 <text:s text:c="5"/>0.90 <text:s text:c="5"/>1000</text:p>
      <text:p text:style-name="P2"/>
      <text:p text:style-name="P2"><text:s text:c="4"/>accuracy <text:s text:c="26"/>0.86 <text:s text:c="4"/>10000</text:p>
      <text:p text:style-name="P2"><text:s text:c="3"/>macro avg <text:s text:c="6"/>0.86 <text:s text:c="5"/>0.86 <text:s text:c="5"/>0.86 <text:s text:c="4"/>10000</text:p>
      <text:p text:style-name="P2">weighted avg <text:s text:c="6"/>0.86 <text:s text:c="5"/>0.86 <text:s text:c="5"/>0.86 <text:s text:c="4"/>10000</text:p>
      <text:p text:style-name="P2"><text:soft-page-break/></text:p>
      <text:p text:style-name="P2">k=5, accuracy=85.78%</text:p>
      <text:p text:style-name="P2">k=5, f1_score=85.60%</text:p>
      <text:p text:style-name="P2">k=1 achieved highest accuracy of 85.78% on validation data</text:p>
      <text:p text:style-name="P2">EVALUATION ON TESTING DATA</text:p>
      <text:p text:style-name="P2"><text:s text:c="14"/>precision <text:s text:c="3"/>recall <text:s/>f1-score <text:s text:c="2"/>support</text:p>
      <text:p text:style-name="P2"/>
      <text:p text:style-name="P2"><text:s text:c="11"/>0 <text:s text:c="6"/>0.78 <text:s text:c="5"/>0.87 <text:s text:c="5"/>0.82 <text:s text:c="5"/>1000</text:p>
      <text:p text:style-name="P2"><text:s text:c="11"/>1 <text:s text:c="6"/>0.99 <text:s text:c="5"/>0.97 <text:s text:c="5"/>0.98 <text:s text:c="5"/>1000</text:p>
      <text:p text:style-name="P2"><text:s text:c="11"/>2 <text:s text:c="6"/>0.74 <text:s text:c="5"/>0.80 <text:s text:c="5"/>0.77 <text:s text:c="5"/>1000</text:p>
      <text:p text:style-name="P2"><text:s text:c="11"/>3 <text:s text:c="6"/>0.92 <text:s text:c="5"/>0.87 <text:s text:c="5"/>0.90 <text:s text:c="5"/>1000</text:p>
      <text:p text:style-name="P2"><text:s text:c="11"/>4 <text:s text:c="6"/>0.75 <text:s text:c="5"/>0.84 <text:s text:c="5"/>0.79 <text:s text:c="5"/>1000</text:p>
      <text:p text:style-name="P2"><text:s text:c="11"/>5 <text:s text:c="6"/>1.00 <text:s text:c="5"/>0.76 <text:s text:c="5"/>0.87 <text:s text:c="5"/>1000</text:p>
      <text:p text:style-name="P2"><text:s text:c="11"/>6 <text:s text:c="6"/>0.75 <text:s text:c="5"/>0.57 <text:s text:c="5"/>0.65 <text:s text:c="5"/>1000</text:p>
      <text:p text:style-name="P2"><text:s text:c="11"/>7 <text:s text:c="6"/>0.88 <text:s text:c="5"/>0.95 <text:s text:c="5"/>0.91 <text:s text:c="5"/>1000</text:p>
      <text:p text:style-name="P2"><text:s text:c="11"/>8 <text:s text:c="6"/>0.97 <text:s text:c="5"/>0.97 <text:s text:c="5"/>0.97 <text:s text:c="5"/>1000</text:p>
      <text:p text:style-name="P2"><text:s text:c="11"/>9 <text:s text:c="6"/>0.84 <text:s text:c="5"/>0.98 <text:s text:c="5"/>0.90 <text:s text:c="5"/>1000</text:p>
      <text:p text:style-name="P2"/>
      <text:p text:style-name="P2"><text:s text:c="4"/>accuracy <text:s text:c="26"/>0.86 <text:s text:c="4"/>10000</text:p>
      <text:p text:style-name="P2"><text:s text:c="3"/>macro avg <text:s text:c="6"/>0.86 <text:s text:c="5"/>0.86 <text:s text:c="5"/>0.86 <text:s text:c="4"/>10000</text:p>
      <text:p text:style-name="P2">weighted avg <text:s text:c="6"/>0.86 <text:s text:c="5"/>0.86 <text:s text:c="5"/>0.86 <text:s text:c="4"/>10000</text:p>
      <text:p text:style-name="P2"><text:soft-page-break/></text:p>
      <text:p text:style-name="P2">k=10, accuracy=85.78%</text:p>
      <text:p text:style-name="P2">k=10, f1_score=85.60%</text:p>
      <text:p text:style-name="P2">k=1 achieved highest accuracy of 85.78% on validation data</text:p>
      <text:p text:style-name="P2">EVALUATION ON TESTING DATA</text:p>
      <text:p text:style-name="P2"><text:s text:c="14"/>precision <text:s text:c="3"/>recall <text:s/>f1-score <text:s text:c="2"/>support</text:p>
      <text:p text:style-name="P2"/>
      <text:p text:style-name="P2"><text:s text:c="11"/>0 <text:s text:c="6"/>0.78 <text:s text:c="5"/>0.87 <text:s text:c="5"/>0.82 <text:s text:c="5"/>1000</text:p>
      <text:p text:style-name="P2"><text:s text:c="11"/>1 <text:s text:c="6"/>0.99 <text:s text:c="5"/>0.97 <text:s text:c="5"/>0.98 <text:s text:c="5"/>1000</text:p>
      <text:p text:style-name="P2"><text:s text:c="11"/>2 <text:s text:c="6"/>0.74 <text:s text:c="5"/>0.80 <text:s text:c="5"/>0.77 <text:s text:c="5"/>1000</text:p>
      <text:p text:style-name="P2"><text:s text:c="11"/>3 <text:s text:c="6"/>0.92 <text:s text:c="5"/>0.87 <text:s text:c="5"/>0.90 <text:s text:c="5"/>1000</text:p>
      <text:p text:style-name="P2"><text:s text:c="11"/>4 <text:s text:c="6"/>0.75 <text:s text:c="5"/>0.84 <text:s text:c="5"/>0.79 <text:s text:c="5"/>1000</text:p>
      <text:p text:style-name="P2"><text:s text:c="11"/>5 <text:s text:c="6"/>1.00 <text:s text:c="5"/>0.76 <text:s text:c="5"/>0.87 <text:s text:c="5"/>1000</text:p>
      <text:p text:style-name="P2"><text:s text:c="11"/>6 <text:s text:c="6"/>0.75 <text:s text:c="5"/>0.57 <text:s text:c="5"/>0.65 <text:s text:c="5"/>1000</text:p>
      <text:p text:style-name="P2"><text:s text:c="11"/>7 <text:s text:c="6"/>0.88 <text:s text:c="5"/>0.95 <text:s text:c="5"/>0.91 <text:s text:c="5"/>1000</text:p>
      <text:p text:style-name="P2"><text:s text:c="11"/>8 <text:s text:c="6"/>0.97 <text:s text:c="5"/>0.97 <text:s text:c="5"/>0.97 <text:s text:c="5"/>1000</text:p>
      <text:p text:style-name="P2"><text:s text:c="11"/>9 <text:s text:c="6"/>0.84 <text:s text:c="5"/>0.98 <text:s text:c="5"/>0.90 <text:s text:c="5"/>1000</text:p>
      <text:p text:style-name="P2"/>
      <text:p text:style-name="P2"><text:s text:c="4"/>accuracy <text:s text:c="26"/>0.86 <text:s text:c="4"/>10000</text:p>
      <text:p text:style-name="P2"><text:s text:c="3"/>macro avg <text:s text:c="6"/>0.86 <text:s text:c="5"/>0.86 <text:s text:c="5"/>0.86 <text:s text:c="4"/>10000</text:p>
      <text:p text:style-name="P2">weighted avg <text:s text:c="6"/>0.86 <text:s text:c="5"/>0.86 <text:s text:c="5"/>0.86 <text:s text:c="4"/>10000</text:p>
      <text:p text:style-name="P2"><text:soft-page-break/></text:p>
      <text:p text:style-name="P2"/>
      <text:p text:style-name="P2">Process finished with exit code 0</text:p>
      <text:p text:style-name="P2"/>
      <text:list xml:id="list3585834875" text:style-name="WWNum8">
        <text:list-item>
          <text:p text:style-name="P19"><text:span text:style-name="T7">Στον αλγόριθμο Neural Networks με 1 κρυμμένο επίπεδο και Κ=500 κρυμμένους νευρώνες</text:span></text:p>
        </text:list-item>
      </text:list>
      <text:p text:style-name="P2"/>
      <text:p text:style-name="P2"><text:span text:style-name="T8">Ο κώδικας:</text:span></text:p>
      <text:p text:style-name="P2"/>
      <text:p text:style-name="P2"><text:span text:style-name="T9">#https://towardsdatascience.com/building-your-first-neural-network-in-tensorflow-2-tensorflow-for-hackers-part-i-e1e2f1dfe7a0</text:span></text:p>
      <text:p text:style-name="P2"><text:span text:style-name="T9">#https://becominghuman.ai/simple-neural-network-on-mnist-handwritten-digit-dataset-61e47702ed25</text:span></text:p>
      <text:p text:style-name="P2"><text:span text:style-name="T9">#https://keras.io/guides/sequential_model/</text:span></text:p>
      <text:p text:style-name="P2"><text:span text:style-name="T9">#https://machinelearningmastery.com/how-to-calculate-precision-recall-f1-and-more-for-deep-learning-models/</text:span></text:p>
      <text:p text:style-name="P2"><text:span text:style-name="T9">#https://stackoverflow.com/questions/48987959/classification-metrics-cant-handle-a-mix-of-continuous-multioutput-and-multi-la</text:span></text:p>
      <text:p text:style-name="P2"><text:span text:style-name="T9">#https://stackoverflow.com/questions/52269187/facing-valueerror-target-is-multiclass-but-average-binary</text:span></text:p>
      <text:p text:style-name="P5"/>
      <text:p text:style-name="P2"><text:span text:style-name="T10">from </text:span><text:span text:style-name="T11">sklearn.metrics </text:span><text:span text:style-name="T10">import </text:span><text:span text:style-name="T11">accuracy_score</text:span></text:p>
      <text:p text:style-name="P2"><text:span text:style-name="T10">from </text:span><text:span text:style-name="T11">sklearn.metrics </text:span><text:span text:style-name="T10">import </text:span><text:span text:style-name="T11">f1_score</text:span></text:p>
      <text:p text:style-name="P2"><text:span text:style-name="T10">from </text:span><text:span text:style-name="T11">sklearn.metrics </text:span><text:span text:style-name="T10">import </text:span><text:span text:style-name="T11">precision_score</text:span></text:p>
      <text:p text:style-name="P2"><text:span text:style-name="T10">from </text:span><text:span text:style-name="T11">sklearn.metrics </text:span><text:span text:style-name="T10">import </text:span><text:span text:style-name="T11">recall_score</text:span></text:p>
      <text:p text:style-name="P2"><text:span text:style-name="T10">from </text:span><text:span text:style-name="T11">tensorflow </text:span><text:span text:style-name="T10">import </text:span><text:span text:style-name="T11">keras</text:span></text:p>
      <text:p text:style-name="P2"><text:span text:style-name="T10">import </text:span><text:span text:style-name="T11">numpy </text:span><text:span text:style-name="T10">as </text:span><text:span text:style-name="T11">np</text:span></text:p>
      <text:p text:style-name="P2"><text:soft-page-break/><text:span text:style-name="T10">from </text:span><text:span text:style-name="T11">keras.layers </text:span><text:span text:style-name="T10">import </text:span><text:span text:style-name="T11">Dense, Flatten</text:span></text:p>
      <text:p text:style-name="P2"><text:span text:style-name="T10">from </text:span><text:span text:style-name="T11">keras.utils </text:span><text:span text:style-name="T10">import </text:span><text:span text:style-name="T11">to_categorical</text:span></text:p>
      <text:p text:style-name="P7"/>
      <text:p text:style-name="P2"><text:span text:style-name="T9">#neurons</text:span></text:p>
      <text:p text:style-name="P2"><text:span text:style-name="T11">K=</text:span><text:span text:style-name="T13">500</text:span></text:p>
      <text:p text:style-name="P9"/>
      <text:p text:style-name="P2"><text:span text:style-name="T9">#Downloading mnist dataset</text:span></text:p>
      <text:p text:style-name="P2"><text:span text:style-name="T11">(trImages, trLabels), (tImages, tLabels) = keras.datasets.fashion_mnist.load_data()</text:span></text:p>
      <text:p text:style-name="P7"/>
      <text:p text:style-name="P2"><text:span text:style-name="T9">#normalize</text:span></text:p>
      <text:p text:style-name="P2"><text:span text:style-name="T11">trImages = trImages.astype(</text:span><text:span text:style-name="T12">'float32'</text:span><text:span text:style-name="T11">)</text:span></text:p>
      <text:p text:style-name="P2"><text:span text:style-name="T11">tImages = tImages.astype(</text:span><text:span text:style-name="T12">'float32'</text:span><text:span text:style-name="T11">)</text:span></text:p>
      <text:p text:style-name="P2"><text:span text:style-name="T11">trImages=trImages/</text:span><text:span text:style-name="T13">255</text:span></text:p>
      <text:p text:style-name="P2"><text:span text:style-name="T11">tImages=tImages/</text:span><text:span text:style-name="T13">255</text:span></text:p>
      <text:p text:style-name="P9"/>
      <text:p text:style-name="P2"><text:span text:style-name="T9"># Convert tLabels into one-hot format</text:span></text:p>
      <text:p text:style-name="P2"><text:span text:style-name="T11">temp = []</text:span></text:p>
      <text:p text:style-name="P2"><text:span text:style-name="T10">for </text:span><text:span text:style-name="T11">i </text:span><text:span text:style-name="T10">in </text:span><text:span text:style-name="T15">range</text:span><text:span text:style-name="T11">(</text:span><text:span text:style-name="T15">len</text:span><text:span text:style-name="T11">(tLabels)):</text:span></text:p>
      <text:p text:style-name="P2"><text:span text:style-name="T11"><text:s text:c="3"/>temp.append(to_categorical(tLabels[i], </text:span><text:span text:style-name="T14">num_classes</text:span><text:span text:style-name="T11">=</text:span><text:span text:style-name="T13">10</text:span><text:span text:style-name="T11">))</text:span></text:p>
      <text:p text:style-name="P2"><text:span text:style-name="T11">tLabels = np.array(temp)</text:span></text:p>
      <text:p text:style-name="P7"/>
      <text:p text:style-name="P2"><text:soft-page-break/><text:span text:style-name="T9"># Convert trLabels into one-hot format</text:span></text:p>
      <text:p text:style-name="P2"><text:span text:style-name="T11">temp = []</text:span></text:p>
      <text:p text:style-name="P2"><text:span text:style-name="T10">for </text:span><text:span text:style-name="T11">i </text:span><text:span text:style-name="T10">in </text:span><text:span text:style-name="T15">range</text:span><text:span text:style-name="T11">(</text:span><text:span text:style-name="T15">len</text:span><text:span text:style-name="T11">(trLabels)):</text:span></text:p>
      <text:p text:style-name="P2"><text:span text:style-name="T11"><text:s text:c="3"/>temp.append(to_categorical(trLabels[i], </text:span><text:span text:style-name="T14">num_classes</text:span><text:span text:style-name="T11">=</text:span><text:span text:style-name="T13">10</text:span><text:span text:style-name="T11">))</text:span></text:p>
      <text:p text:style-name="P2"><text:span text:style-name="T11">trLabels = np.array(temp)</text:span></text:p>
      <text:p text:style-name="P7"/>
      <text:p text:style-name="P2"><text:span text:style-name="T11">model = keras.Sequential()</text:span></text:p>
      <text:p text:style-name="P2"><text:span text:style-name="T11">model.add(Flatten(</text:span><text:span text:style-name="T14">input_shape</text:span><text:span text:style-name="T11">=(</text:span><text:span text:style-name="T13">28</text:span><text:span text:style-name="T11">, </text:span><text:span text:style-name="T13">28</text:span><text:span text:style-name="T11">)))</text:span></text:p>
      <text:p text:style-name="P2"><text:span text:style-name="T11">model.add(Dense(</text:span><text:span text:style-name="T14">units</text:span><text:span text:style-name="T11">=K, </text:span><text:span text:style-name="T14">activation</text:span><text:span text:style-name="T11">=</text:span><text:span text:style-name="T12">'relu'</text:span><text:span text:style-name="T11">)) </text:span><text:span text:style-name="T9">#or activation='sigmoid'</text:span></text:p>
      <text:p text:style-name="P2"><text:span text:style-name="T11">model.add(Dense(</text:span><text:span text:style-name="T14">units</text:span><text:span text:style-name="T11">=</text:span><text:span text:style-name="T13">10</text:span><text:span text:style-name="T11">, </text:span><text:span text:style-name="T14">activation</text:span><text:span text:style-name="T11">=</text:span><text:span text:style-name="T12">'softmax'</text:span><text:span text:style-name="T11">))</text:span></text:p>
      <text:p text:style-name="P7"/>
      <text:p text:style-name="P2"><text:span text:style-name="T11">model.summary() </text:span><text:span text:style-name="T9">#prints our informantion</text:span></text:p>
      <text:p text:style-name="P5"/>
      <text:p text:style-name="P2"><text:span text:style-name="T11">model.compile(</text:span><text:span text:style-name="T14">optimizer</text:span><text:span text:style-name="T11">=</text:span><text:span text:style-name="T12">'sgd'</text:span><text:span text:style-name="T11">,</text:span></text:p>
      <text:p text:style-name="P2"><text:span text:style-name="T11"><text:s text:c="13"/></text:span><text:span text:style-name="T14">loss</text:span><text:span text:style-name="T11">=</text:span><text:span text:style-name="T12">'categorical_crossentropy'</text:span><text:span text:style-name="T11">,</text:span></text:p>
      <text:p text:style-name="P2"><text:span text:style-name="T11"><text:s text:c="13"/></text:span><text:span text:style-name="T14">metrics</text:span><text:span text:style-name="T11">=[</text:span><text:span text:style-name="T12">'acc'</text:span><text:span text:style-name="T11">])</text:span></text:p>
      <text:p text:style-name="P7"/>
      <text:p text:style-name="P2"><text:span text:style-name="T11">model.fit(trImages, trLabels, </text:span><text:span text:style-name="T14">epochs</text:span><text:span text:style-name="T11">=</text:span><text:span text:style-name="T13">10</text:span><text:span text:style-name="T11">,</text:span></text:p>
      <text:p text:style-name="P2"><text:span text:style-name="T11"><text:s text:c="9"/></text:span><text:span text:style-name="T14">validation_data</text:span><text:span text:style-name="T11">=(tImages,tLabels))</text:span></text:p>
      <text:p text:style-name="P7"/>
      <text:p text:style-name="P2"><text:span text:style-name="T11">predictions = model.predict(tImages)</text:span></text:p>
      <text:p text:style-name="P2"><text:soft-page-break/><text:span text:style-name="T11">predictions=np.argmax(predictions, </text:span><text:span text:style-name="T14">axis</text:span><text:span text:style-name="T11">=</text:span><text:span text:style-name="T13">1</text:span><text:span text:style-name="T11">)</text:span></text:p>
      <text:p text:style-name="P2"><text:span text:style-name="T11">tLabels=np.argmax(tLabels, </text:span><text:span text:style-name="T14">axis</text:span><text:span text:style-name="T11">=</text:span><text:span text:style-name="T13">1</text:span><text:span text:style-name="T11">)</text:span></text:p>
      <text:p text:style-name="P7"/>
      <text:p text:style-name="P2"><text:span text:style-name="T9"># accuracy: (tp + tn) / (p + n)</text:span></text:p>
      <text:p text:style-name="P2"><text:span text:style-name="T11">accuracy = accuracy_score(tLabels, predictions)</text:span></text:p>
      <text:p text:style-name="P2"><text:span text:style-name="T15">print</text:span><text:span text:style-name="T11">(</text:span><text:span text:style-name="T12">'Accuracy: %f' </text:span><text:span text:style-name="T11">% (accuracy*</text:span><text:span text:style-name="T13">100</text:span><text:span text:style-name="T11">))</text:span></text:p>
      <text:p text:style-name="P7"/>
      <text:p text:style-name="P2"><text:span text:style-name="T9"># f1: 2 tp / (2 tp + fp + fn)</text:span></text:p>
      <text:p text:style-name="P2"><text:span text:style-name="T11">f1 = f1_score(tLabels, predictions, </text:span><text:span text:style-name="T14">average</text:span><text:span text:style-name="T11">=</text:span><text:span text:style-name="T12">'weighted'</text:span><text:span text:style-name="T11">)</text:span></text:p>
      <text:p text:style-name="P2"><text:span text:style-name="T15">print</text:span><text:span text:style-name="T11">(</text:span><text:span text:style-name="T12">'F1 score: %f' </text:span><text:span text:style-name="T11">% (f1*</text:span><text:span text:style-name="T13">100</text:span><text:span text:style-name="T11">))</text:span></text:p>
      <text:p text:style-name="P2"/>
      <text:p text:style-name="Standard"><text:span text:style-name="T8">Terminal results:</text:span></text:p>
      <text:p text:style-name="P2"/>
      <text:p text:style-name="P2">Model: "sequential"</text:p>
      <text:p text:style-name="P2">_________________________________________________________________</text:p>
      <text:p text:style-name="P2">Layer (type) <text:s text:c="16"/>Output Shape <text:s text:c="13"/>Param # <text:s text:c="2"/></text:p>
      <text:p text:style-name="P2">=================================================================</text:p>
      <text:p text:style-name="P2">flatten (Flatten) <text:s text:c="11"/>(None, 784) <text:s text:c="14"/>0 <text:s text:c="8"/></text:p>
      <text:p text:style-name="P2">_________________________________________________________________</text:p>
      <text:p text:style-name="P2">dense (Dense) <text:s text:c="15"/>(None, 500) <text:s text:c="14"/>392500 <text:s text:c="3"/></text:p>
      <text:p text:style-name="P2">_________________________________________________________________</text:p>
      <text:p text:style-name="P2"><text:soft-page-break/>dense_1 (Dense) <text:s text:c="13"/>(None, 10) <text:s text:c="15"/>5010 <text:s text:c="5"/></text:p>
      <text:p text:style-name="P2">=================================================================</text:p>
      <text:p text:style-name="P2">Total params: 397,510</text:p>
      <text:p text:style-name="P2">Trainable params: 397,510</text:p>
      <text:p text:style-name="P2">Non-trainable params: 0</text:p>
      <text:p text:style-name="P2">_________________________________________________________________</text:p>
      <text:p text:style-name="P2">2021-04-16 13:37:46.731612: I tensorflow/compiler/mlir/mlir_graph_optimization_pass.cc:116] None of the MLIR optimization passes are enabled (registered 2)</text:p>
      <text:p text:style-name="P2">2021-04-16 13:37:46.756591: I tensorflow/core/platform/profile_utils/cpu_utils.cc:112] CPU Frequency: 3593085000 Hz</text:p>
      <text:p text:style-name="P2">Epoch 1/10</text:p>
      <text:p text:style-name="P2">1875/1875 [==============================] - 7s 3ms/step - loss: 0.9518 - acc: 0.7050 - val_loss: 0.5587 - val_acc: 0.8109</text:p>
      <text:p text:style-name="P2">Epoch 2/10</text:p>
      <text:p text:style-name="P2">1875/1875 [==============================] - 5s 3ms/step - loss: 0.5102 - acc: 0.8261 - val_loss: 0.5010 - val_acc: 0.8273</text:p>
      <text:p text:style-name="P2">Epoch 3/10</text:p>
      <text:p text:style-name="P2">1875/1875 [==============================] - 5s 3ms/step - loss: 0.4631 - acc: 0.8405 - val_loss: 0.4778 - val_acc: 0.8323</text:p>
      <text:p text:style-name="P2">Epoch 4/10</text:p>
      <text:p text:style-name="P2">1875/1875 [==============================] - 5s 3ms/step - loss: 0.4364 - acc: 0.8507 - val_loss: 0.4499 - val_acc: 0.8441</text:p>
      <text:p text:style-name="P2">Epoch 5/10</text:p>
      <text:p text:style-name="P2">1875/1875 [==============================] - 5s 3ms/step - loss: 0.4144 - acc: 0.8579 - val_loss: 0.4362 - val_acc: 0.8456</text:p>
      <text:p text:style-name="P2">Epoch 6/10</text:p>
      <text:p text:style-name="P2">1875/1875 [==============================] - 6s 3ms/step - loss: 0.4049 - acc: 0.8613 - val_loss: 0.4388 - val_acc: 0.8480</text:p>
      <text:p text:style-name="P2">Epoch 7/10</text:p>
      <text:p text:style-name="P2"><text:soft-page-break/>1875/1875 [==============================] - 5s 3ms/step - loss: 0.3900 - acc: 0.8658 - val_loss: 0.4209 - val_acc: 0.8492</text:p>
      <text:p text:style-name="P2">Epoch 8/10</text:p>
      <text:p text:style-name="P2">1875/1875 [==============================] - 5s 3ms/step - loss: 0.3746 - acc: 0.8677 - val_loss: 0.4119 - val_acc: 0.8524</text:p>
      <text:p text:style-name="P2">Epoch 9/10</text:p>
      <text:p text:style-name="P2">1875/1875 [==============================] - 5s 3ms/step - loss: 0.3679 - acc: 0.8742 - val_loss: 0.3981 - val_acc: 0.8606</text:p>
      <text:p text:style-name="P2">Epoch 10/10</text:p>
      <text:p text:style-name="P2">1875/1875 [==============================] - 5s 3ms/step - loss: 0.3580 - acc: 0.8746 - val_loss: 0.3930 - val_acc: 0.8615</text:p>
      <text:p text:style-name="P2">Accuracy: 86.150000</text:p>
      <text:p text:style-name="P2">F1 score: 86.129184</text:p>
      <text:p text:style-name="P2"/>
      <text:p text:style-name="P2">Process finished with exit code 0</text:p>
      <text:p text:style-name="P2"/>
      <text:p text:style-name="P2"/>
      <text:p text:style-name="P2"/>
      <text:list xml:id="list1277683606" text:style-name="WWNum2">
        <text:list-item>
          <text:p text:style-name="P20"><text:span text:style-name="T7">Στον αλγόριθμο Neural Networks με 2 κρυμμένα επίπεδα αποτελούμενο από Κ1=500 και Κ2=200 νευρώνες</text:span></text:p>
        </text:list-item>
      </text:list>
      <text:p text:style-name="P2"/>
      <text:p text:style-name="P2"><text:span text:style-name="T8">Ο κώδικας:</text:span></text:p>
      <text:p text:style-name="P2"/>
      <text:p text:style-name="P2"><text:span text:style-name="T10">import </text:span><text:span text:style-name="T11">numpy </text:span><text:span text:style-name="T10">as </text:span><text:span text:style-name="T11">np</text:span></text:p>
      <text:p text:style-name="P2"><text:span text:style-name="T10">from </text:span><text:span text:style-name="T11">keras.layers </text:span><text:span text:style-name="T10">import </text:span><text:span text:style-name="T11">Dense, Flatten</text:span></text:p>
      <text:p text:style-name="P2"><text:span text:style-name="T10">from </text:span><text:span text:style-name="T11">keras.utils </text:span><text:span text:style-name="T10">import </text:span><text:span text:style-name="T11">to_categorical</text:span></text:p>
      <text:p text:style-name="P7"><text:soft-page-break/></text:p>
      <text:p text:style-name="P2"><text:span text:style-name="T9">#neurons</text:span></text:p>
      <text:p text:style-name="P2"><text:span text:style-name="T11">K1=</text:span><text:span text:style-name="T13">500</text:span></text:p>
      <text:p text:style-name="P2"><text:span text:style-name="T11">K2=</text:span><text:span text:style-name="T13">200</text:span></text:p>
      <text:p text:style-name="P9"/>
      <text:p text:style-name="P2"><text:span text:style-name="T9">#Downloading mnist dataset</text:span></text:p>
      <text:p text:style-name="P2"><text:span text:style-name="T11">(trImages, trLabels), (tImages, tLabels) = keras.datasets.fashion_mnist.load_data()</text:span></text:p>
      <text:p text:style-name="P7"/>
      <text:p text:style-name="P2"><text:span text:style-name="T9">#normalize</text:span></text:p>
      <text:p text:style-name="P2"><text:span text:style-name="T11">trImages = trImages.astype(</text:span><text:span text:style-name="T12">'float32'</text:span><text:span text:style-name="T11">)</text:span></text:p>
      <text:p text:style-name="P2"><text:span text:style-name="T11">tImages = tImages.astype(</text:span><text:span text:style-name="T12">'float32'</text:span><text:span text:style-name="T11">)</text:span></text:p>
      <text:p text:style-name="P2"><text:span text:style-name="T11">trImages=trImages/</text:span><text:span text:style-name="T13">255</text:span></text:p>
      <text:p text:style-name="P2"><text:span text:style-name="T11">tImages=tImages/</text:span><text:span text:style-name="T13">255</text:span></text:p>
      <text:p text:style-name="P9"/>
      <text:p text:style-name="P2"><text:span text:style-name="T9"># Convert tLabels into one-hot format</text:span></text:p>
      <text:p text:style-name="P2"><text:span text:style-name="T11">temp = []</text:span></text:p>
      <text:p text:style-name="P2"><text:span text:style-name="T10">for </text:span><text:span text:style-name="T11">i </text:span><text:span text:style-name="T10">in </text:span><text:span text:style-name="T15">range</text:span><text:span text:style-name="T11">(</text:span><text:span text:style-name="T15">len</text:span><text:span text:style-name="T11">(tLabels)):</text:span></text:p>
      <text:p text:style-name="P2"><text:span text:style-name="T11"><text:s text:c="3"/>temp.append(to_categorical(tLabels[i], </text:span><text:span text:style-name="T14">num_classes</text:span><text:span text:style-name="T11">=</text:span><text:span text:style-name="T13">10</text:span><text:span text:style-name="T11">))</text:span></text:p>
      <text:p text:style-name="P2"><text:span text:style-name="T11">tLabels = np.array(temp)</text:span></text:p>
      <text:p text:style-name="P7"/>
      <text:p text:style-name="P2"><text:span text:style-name="T9"># Convert trLabels into one-hot format</text:span></text:p>
      <text:p text:style-name="P2"><text:soft-page-break/><text:span text:style-name="T11">temp = []</text:span></text:p>
      <text:p text:style-name="P2"><text:span text:style-name="T10">for </text:span><text:span text:style-name="T11">i </text:span><text:span text:style-name="T10">in </text:span><text:span text:style-name="T15">range</text:span><text:span text:style-name="T11">(</text:span><text:span text:style-name="T15">len</text:span><text:span text:style-name="T11">(trLabels)):</text:span></text:p>
      <text:p text:style-name="P2"><text:span text:style-name="T11"><text:s text:c="3"/>temp.append(to_categorical(trLabels[i], </text:span><text:span text:style-name="T14">num_classes</text:span><text:span text:style-name="T11">=</text:span><text:span text:style-name="T13">10</text:span><text:span text:style-name="T11">))</text:span></text:p>
      <text:p text:style-name="P2"><text:span text:style-name="T11">trLabels = np.array(temp)</text:span></text:p>
      <text:p text:style-name="P7"/>
      <text:p text:style-name="P2"><text:span text:style-name="T11">model = keras.Sequential()</text:span></text:p>
      <text:p text:style-name="P2"><text:span text:style-name="T11">model.add(Flatten(</text:span><text:span text:style-name="T14">input_shape</text:span><text:span text:style-name="T11">=(</text:span><text:span text:style-name="T13">28</text:span><text:span text:style-name="T11">, </text:span><text:span text:style-name="T13">28</text:span><text:span text:style-name="T11">)))</text:span></text:p>
      <text:p text:style-name="P2"><text:span text:style-name="T11">model.add(Dense(</text:span><text:span text:style-name="T14">units</text:span><text:span text:style-name="T11">=K1, </text:span><text:span text:style-name="T14">activation</text:span><text:span text:style-name="T11">=</text:span><text:span text:style-name="T12">'relu'</text:span><text:span text:style-name="T11">))</text:span><text:span text:style-name="T9">#or activation='sigmoid'</text:span></text:p>
      <text:p text:style-name="P2"><text:span text:style-name="T11">model.add(Dense(</text:span><text:span text:style-name="T14">units</text:span><text:span text:style-name="T11">=K2, </text:span><text:span text:style-name="T14">activation</text:span><text:span text:style-name="T11">=</text:span><text:span text:style-name="T12">'relu'</text:span><text:span text:style-name="T11">))</text:span><text:span text:style-name="T9">#or activation='sigmoid'</text:span></text:p>
      <text:p text:style-name="P2"><text:span text:style-name="T11">model.add(Dense(</text:span><text:span text:style-name="T14">units</text:span><text:span text:style-name="T11">=</text:span><text:span text:style-name="T13">10</text:span><text:span text:style-name="T11">, </text:span><text:span text:style-name="T14">activation</text:span><text:span text:style-name="T11">=</text:span><text:span text:style-name="T12">'softmax'</text:span><text:span text:style-name="T11">))</text:span></text:p>
      <text:p text:style-name="P7"/>
      <text:p text:style-name="P2"><text:span text:style-name="T11">model.summary()</text:span></text:p>
      <text:p text:style-name="P7"/>
      <text:p text:style-name="P2"><text:span text:style-name="T11">model.compile(</text:span><text:span text:style-name="T14">optimizer</text:span><text:span text:style-name="T11">=</text:span><text:span text:style-name="T12">'sgd'</text:span><text:span text:style-name="T11">,</text:span></text:p>
      <text:p text:style-name="P2"><text:span text:style-name="T11"><text:s text:c="13"/></text:span><text:span text:style-name="T14">loss</text:span><text:span text:style-name="T11">=</text:span><text:span text:style-name="T12">'categorical_crossentropy'</text:span><text:span text:style-name="T11">,</text:span></text:p>
      <text:p text:style-name="P2"><text:span text:style-name="T11"><text:s text:c="13"/></text:span><text:span text:style-name="T14">metrics</text:span><text:span text:style-name="T11">=[</text:span><text:span text:style-name="T12">'acc'</text:span><text:span text:style-name="T11">])</text:span></text:p>
      <text:p text:style-name="P7"/>
      <text:p text:style-name="P2"><text:span text:style-name="T11">model.fit(trImages, trLabels, </text:span><text:span text:style-name="T14">epochs</text:span><text:span text:style-name="T11">=</text:span><text:span text:style-name="T13">10</text:span><text:span text:style-name="T11">,</text:span></text:p>
      <text:p text:style-name="P2"><text:span text:style-name="T11"><text:s text:c="9"/></text:span><text:span text:style-name="T14">validation_data</text:span><text:span text:style-name="T11">=(tImages,tLabels))</text:span></text:p>
      <text:p text:style-name="P7"/>
      <text:p text:style-name="P2"><text:span text:style-name="T11">predictions = model.predict(tImages)</text:span></text:p>
      <text:p text:style-name="P2"><text:soft-page-break/><text:span text:style-name="T11">predictions=np.argmax(predictions, </text:span><text:span text:style-name="T14">axis</text:span><text:span text:style-name="T11">=</text:span><text:span text:style-name="T13">1</text:span><text:span text:style-name="T11">)</text:span></text:p>
      <text:p text:style-name="P2"><text:span text:style-name="T11">tLabels=np.argmax(tLabels, </text:span><text:span text:style-name="T14">axis</text:span><text:span text:style-name="T11">=</text:span><text:span text:style-name="T13">1</text:span><text:span text:style-name="T11">)</text:span></text:p>
      <text:p text:style-name="P7"/>
      <text:p text:style-name="P2"><text:span text:style-name="T9"># accuracy: (tp + tn) / (p + n)</text:span></text:p>
      <text:p text:style-name="P2"><text:span text:style-name="T11">accuracy = accuracy_score(tLabels, predictions)</text:span></text:p>
      <text:p text:style-name="P2"><text:span text:style-name="T15">print</text:span><text:span text:style-name="T11">(</text:span><text:span text:style-name="T12">'Accuracy: %f' </text:span><text:span text:style-name="T11">% (accuracy*</text:span><text:span text:style-name="T13">100</text:span><text:span text:style-name="T11">))</text:span></text:p>
      <text:p text:style-name="P7"/>
      <text:p text:style-name="P2"><text:span text:style-name="T9"># precision tp / (tp + fp)</text:span></text:p>
      <text:p text:style-name="P2"><text:span text:style-name="T11">precision = precision_score(tLabels, predictions, </text:span><text:span text:style-name="T14">average</text:span><text:span text:style-name="T11">=</text:span><text:span text:style-name="T12">'weighted'</text:span><text:span text:style-name="T11">)</text:span></text:p>
      <text:p text:style-name="P2"><text:span text:style-name="T15">print</text:span><text:span text:style-name="T11">(</text:span><text:span text:style-name="T12">'Precision: %f' </text:span><text:span text:style-name="T11">% (precision*</text:span><text:span text:style-name="T13">100</text:span><text:span text:style-name="T11">))</text:span></text:p>
      <text:p text:style-name="P7"/>
      <text:p text:style-name="P2"><text:span text:style-name="T9"># recall: tp / (tp + fn)</text:span></text:p>
      <text:p text:style-name="P2"><text:span text:style-name="T11">recall = recall_score(tLabels, predictions, </text:span><text:span text:style-name="T14">average</text:span><text:span text:style-name="T11">=</text:span><text:span text:style-name="T12">'weighted'</text:span><text:span text:style-name="T11">)</text:span></text:p>
      <text:p text:style-name="P2"><text:span text:style-name="T15">print</text:span><text:span text:style-name="T11">(</text:span><text:span text:style-name="T12">'Recall: %f' </text:span><text:span text:style-name="T11">% (recall*</text:span><text:span text:style-name="T13">100</text:span><text:span text:style-name="T11">))</text:span></text:p>
      <text:p text:style-name="P7"/>
      <text:p text:style-name="P2"><text:span text:style-name="T9"># f1: 2 tp / (2 tp + fp + fn)</text:span></text:p>
      <text:p text:style-name="P2"><text:span text:style-name="T11">f1 = f1_score(tLabels, predictions, </text:span><text:span text:style-name="T14">average</text:span><text:span text:style-name="T11">=</text:span><text:span text:style-name="T12">'weighted'</text:span><text:span text:style-name="T11">)</text:span></text:p>
      <text:p text:style-name="P2"><text:span text:style-name="T15">print</text:span><text:span text:style-name="T11">(</text:span><text:span text:style-name="T12">'F1 score: %f' </text:span><text:span text:style-name="T11">% (f1*</text:span><text:span text:style-name="T13">100</text:span><text:span text:style-name="T11">))</text:span></text:p>
      <text:p text:style-name="P2"/>
      <text:p text:style-name="P2"/>
      <text:p text:style-name="Standard"><text:span text:style-name="T8">Terminal results:</text:span></text:p>
      <text:p text:style-name="P2"><text:soft-page-break/></text:p>
      <text:p text:style-name="P2">Model: "sequential"</text:p>
      <text:p text:style-name="P2">_________________________________________________________________</text:p>
      <text:p text:style-name="P2">Layer (type) <text:s text:c="16"/>Output Shape <text:s text:c="13"/>Param # <text:s text:c="2"/></text:p>
      <text:p text:style-name="P2">=================================================================</text:p>
      <text:p text:style-name="P2">flatten (Flatten) <text:s text:c="11"/>(None, 784) <text:s text:c="14"/>0 <text:s text:c="8"/></text:p>
      <text:p text:style-name="P2">_________________________________________________________________</text:p>
      <text:p text:style-name="P2">dense (Dense) <text:s text:c="15"/>(None, 500) <text:s text:c="14"/>392500 <text:s text:c="3"/></text:p>
      <text:p text:style-name="P2">_________________________________________________________________</text:p>
      <text:p text:style-name="P2">dense_1 (Dense) <text:s text:c="13"/>(None, 200) <text:s text:c="14"/>100200 <text:s text:c="3"/></text:p>
      <text:p text:style-name="P2">_________________________________________________________________</text:p>
      <text:p text:style-name="P2">dense_2 (Dense) <text:s text:c="13"/>(None, 10) <text:s text:c="15"/>2010 <text:s text:c="5"/></text:p>
      <text:p text:style-name="P2">=================================================================</text:p>
      <text:p text:style-name="P2">Total params: 494,710</text:p>
      <text:p text:style-name="P2">Trainable params: 494,710</text:p>
      <text:p text:style-name="P2">Non-trainable params: 0</text:p>
      <text:p text:style-name="P2">_________________________________________________________________</text:p>
      <text:p text:style-name="P2">2021-04-16 13:41:24.691102: I tensorflow/compiler/mlir/mlir_graph_optimization_pass.cc:116] None of the MLIR optimization passes are enabled (registered 2)</text:p>
      <text:p text:style-name="P2">2021-04-16 13:41:24.712610: I tensorflow/core/platform/profile_utils/cpu_utils.cc:112] CPU Frequency: 3593085000 Hz</text:p>
      <text:p text:style-name="P2">Epoch 1/10</text:p>
      <text:p text:style-name="P2">1875/1875 [==============================] - 7s 4ms/step - loss: 0.9088 - acc: 0.7192 - val_loss: 0.5204 - val_acc: 0.8224</text:p>
      <text:p text:style-name="P2"><text:soft-page-break/>Epoch 2/10</text:p>
      <text:p text:style-name="P2">1875/1875 [==============================] - 6s 3ms/step - loss: 0.4827 - acc: 0.8335 - val_loss: 0.4724 - val_acc: 0.8341</text:p>
      <text:p text:style-name="P2">Epoch 3/10</text:p>
      <text:p text:style-name="P2">1875/1875 [==============================] - 6s 3ms/step - loss: 0.4336 - acc: 0.8503 - val_loss: 0.4636 - val_acc: 0.8355</text:p>
      <text:p text:style-name="P2">Epoch 4/10</text:p>
      <text:p text:style-name="P2">1875/1875 [==============================] - 6s 3ms/step - loss: 0.4056 - acc: 0.8601 - val_loss: 0.4119 - val_acc: 0.8543</text:p>
      <text:p text:style-name="P2">Epoch 5/10</text:p>
      <text:p text:style-name="P2">1875/1875 [==============================] - 6s 3ms/step - loss: 0.3890 - acc: 0.8665 - val_loss: 0.4019 - val_acc: 0.8577</text:p>
      <text:p text:style-name="P2">Epoch 6/10</text:p>
      <text:p text:style-name="P2">1875/1875 [==============================] - 6s 3ms/step - loss: 0.3677 - acc: 0.8726 - val_loss: 0.3969 - val_acc: 0.8587</text:p>
      <text:p text:style-name="P2">Epoch 7/10</text:p>
      <text:p text:style-name="P2">1875/1875 [==============================] - 6s 3ms/step - loss: 0.3551 - acc: 0.8756 - val_loss: 0.3839 - val_acc: 0.8646</text:p>
      <text:p text:style-name="P2">Epoch 8/10</text:p>
      <text:p text:style-name="P2">1875/1875 [==============================] - 6s 3ms/step - loss: 0.3398 - acc: 0.8804 - val_loss: 0.3720 - val_acc: 0.8669</text:p>
      <text:p text:style-name="P2">Epoch 9/10</text:p>
      <text:p text:style-name="P2">1875/1875 [==============================] - 6s 3ms/step - loss: 0.3280 - acc: 0.8829 - val_loss: 0.3644 - val_acc: 0.8701</text:p>
      <text:p text:style-name="P2">Epoch 10/10</text:p>
      <text:p text:style-name="P2">1875/1875 [==============================] - 6s 3ms/step - loss: 0.3181 - acc: 0.8872 - val_loss: 0.3617 - val_acc: 0.8689</text:p>
      <text:p text:style-name="P2">Accuracy: 86.890000</text:p>
      <text:p text:style-name="P2">Precision: 87.091073</text:p>
      <text:p text:style-name="P2">Recall: 86.890000</text:p>
      <text:p text:style-name="P2"><text:soft-page-break/>F1 score: 86.958978</text:p>
      <text:p text:style-name="P2"/>
      <text:p text:style-name="P2">Process finished with exit code 0</text:p>
      <text:p text:style-name="P2"/>
      <text:list xml:id="list3787312201" text:style-name="WWNum6">
        <text:list-item>
          <text:p text:style-name="P21"><text:span text:style-name="T7">Στον αλγόριθμο Support Vector Machines (SVM): γραμμική συνάρτηση πυρήνα (linear kernel) (slower)</text:span></text:p>
        </text:list-item>
      </text:list>
      <text:p text:style-name="P2"/>
      <text:p text:style-name="P2"><text:span text:style-name="T8">Ο κώδικας:</text:span></text:p>
      <text:p text:style-name="P2"/>
      <text:p text:style-name="P2"><text:span text:style-name="T9">#https://customers.pyimagesearch.com/lesson-sample-k-nearest-neighbor-classification/</text:span></text:p>
      <text:p text:style-name="P2"><text:span text:style-name="T9">#https://towardsdatascience.com/understanding-and-using-k-nearest-neighbours-aka-knn-for-classification-of-digits-a55e00cc746f</text:span></text:p>
      <text:p text:style-name="P2"><text:span text:style-name="T9">#https://www.tutorialspoint.com/scikit_learn/scikit_learn_kneighbors_classifier.htm</text:span></text:p>
      <text:p text:style-name="P2"><text:span text:style-name="T9">#https://www.kaggle.com/residentmario/kernels-and-support-vector-machine-regularization</text:span></text:p>
      <text:p text:style-name="P2"><text:span text:style-name="T9">#SVM_LINEAR</text:span></text:p>
      <text:p text:style-name="P2"><text:span text:style-name="T10">from </text:span><text:span text:style-name="T11">tensorflow </text:span><text:span text:style-name="T10">import </text:span><text:span text:style-name="T11">keras</text:span></text:p>
      <text:p text:style-name="P2"><text:span text:style-name="T10">import </text:span><text:span text:style-name="T11">numpy </text:span><text:span text:style-name="T10">as </text:span><text:span text:style-name="T11">np</text:span></text:p>
      <text:p text:style-name="P2"><text:span text:style-name="T10">from </text:span><text:span text:style-name="T11">sklearn.metrics </text:span><text:span text:style-name="T10">import </text:span><text:span text:style-name="T11">classification_report</text:span></text:p>
      <text:p text:style-name="P2"><text:span text:style-name="T10">from </text:span><text:span text:style-name="T11">sklearn </text:span><text:span text:style-name="T10">import </text:span><text:span text:style-name="T11">metrics</text:span></text:p>
      <text:p text:style-name="P2"><text:span text:style-name="T10">from </text:span><text:span text:style-name="T11">sklearn.svm </text:span><text:span text:style-name="T10">import </text:span><text:span text:style-name="T11">SVC</text:span></text:p>
      <text:p text:style-name="P2"><text:span text:style-name="T9">#Downloading mnist dataset</text:span></text:p>
      <text:p text:style-name="P5"/>
      <text:p text:style-name="P2"><text:span text:style-name="T11">fashion_mnist = keras.datasets.fashion_mnist</text:span></text:p>
      <text:p text:style-name="P2"><text:soft-page-break/><text:span text:style-name="T11">(trImages, trLabels), (tImages, tLabels) = fashion_mnist.load_data()</text:span></text:p>
      <text:p text:style-name="P7"/>
      <text:p text:style-name="P2"><text:span text:style-name="T9">#normalize</text:span></text:p>
      <text:p text:style-name="P2"><text:span text:style-name="T11">trImages = trImages.astype(</text:span><text:span text:style-name="T12">'float32'</text:span><text:span text:style-name="T11">)</text:span></text:p>
      <text:p text:style-name="P2"><text:span text:style-name="T11">tImages = tImages.astype(</text:span><text:span text:style-name="T12">'float32'</text:span><text:span text:style-name="T11">)</text:span></text:p>
      <text:p text:style-name="P2"><text:span text:style-name="T11">trImages=trImages/</text:span><text:span text:style-name="T13">255</text:span></text:p>
      <text:p text:style-name="P2"><text:span text:style-name="T11">tImages=tImages/</text:span><text:span text:style-name="T13">255</text:span></text:p>
      <text:p text:style-name="P9"/>
      <text:p text:style-name="P2"><text:span text:style-name="T11">trImages = trImages.reshape(trImages.shape[</text:span><text:span text:style-name="T13">0</text:span><text:span text:style-name="T11">], trImages.shape[</text:span><text:span text:style-name="T13">1</text:span><text:span text:style-name="T11">] * trImages.shape[</text:span><text:span text:style-name="T13">2</text:span><text:span text:style-name="T11">]) </text:span><text:span text:style-name="T9">#monodiastata</text:span></text:p>
      <text:p text:style-name="P2"><text:span text:style-name="T11">tImages = tImages.reshape(tImages.shape[</text:span><text:span text:style-name="T13">0</text:span><text:span text:style-name="T11">], tImages.shape[</text:span><text:span text:style-name="T13">1</text:span><text:span text:style-name="T11">] * tImages.shape[</text:span><text:span text:style-name="T13">2</text:span><text:span text:style-name="T11">])</text:span></text:p>
      <text:p text:style-name="P7"/>
      <text:p text:style-name="P2"><text:span text:style-name="T11">accuracies = []</text:span></text:p>
      <text:p text:style-name="P7"/>
      <text:p text:style-name="P2"><text:span text:style-name="T11">model = SVC(</text:span><text:span text:style-name="T14">kernel</text:span><text:span text:style-name="T11">=</text:span><text:span text:style-name="T12">'linear'</text:span><text:span text:style-name="T11">, </text:span><text:span text:style-name="T14">decision_function_shape</text:span><text:span text:style-name="T11">=</text:span><text:span text:style-name="T12">'ovr'</text:span><text:span text:style-name="T11">) </text:span><text:span text:style-name="T9"># Linear Kernel</text:span></text:p>
      <text:p text:style-name="P2"><text:span text:style-name="T11">model.fit(trImages, trLabels) </text:span><text:span text:style-name="T9">#fortwnoume to montelo</text:span></text:p>
      <text:p text:style-name="P5"/>
      <text:p text:style-name="P2"><text:span text:style-name="T11">predictions = model.predict(tImages) </text:span><text:span text:style-name="T9">#ksekinaei thb ekpaideush</text:span></text:p>
      <text:p text:style-name="P5"/>
      <text:p text:style-name="P2"><text:span text:style-name="T9"># evaluate the model and update the accuracies list</text:span></text:p>
      <text:p text:style-name="P2"><text:span text:style-name="T11">score=model.score(tImages, tLabels)</text:span></text:p>
      <text:p text:style-name="P2"><text:span text:style-name="T15">print</text:span><text:span text:style-name="T11">(</text:span><text:span text:style-name="T12">"accuracy=%.2f%%" </text:span><text:span text:style-name="T11">% (metrics.accuracy_score(tLabels, predictions) * </text:span><text:span text:style-name="T13">100</text:span><text:span text:style-name="T11">))</text:span></text:p>
      <text:p text:style-name="P2"><text:soft-page-break/><text:span text:style-name="T15">print</text:span><text:span text:style-name="T11">(</text:span><text:span text:style-name="T12">"f1_score=%.2f%%" </text:span><text:span text:style-name="T11">% (metrics.f1_score(tLabels, predictions, </text:span><text:span text:style-name="T14">average</text:span><text:span text:style-name="T11">= </text:span><text:span text:style-name="T12">"weighted"</text:span><text:span text:style-name="T11">) * </text:span><text:span text:style-name="T13">100</text:span><text:span text:style-name="T11">))</text:span></text:p>
      <text:p text:style-name="P2"><text:span text:style-name="T11">accuracies.append(score)</text:span></text:p>
      <text:p text:style-name="P7"/>
      <text:p text:style-name="P2"><text:span text:style-name="T9"># show a final classification report demonstrating the accuracy of the classifier</text:span></text:p>
      <text:p text:style-name="P2"><text:span text:style-name="T9"># for each of the label</text:span></text:p>
      <text:p text:style-name="P2"><text:span text:style-name="T15">print</text:span><text:span text:style-name="T11">(</text:span><text:span text:style-name="T12">"EVALUATION ON TESTING DATA"</text:span><text:span text:style-name="T11">)</text:span></text:p>
      <text:p text:style-name="P2"><text:span text:style-name="T15">print</text:span><text:span text:style-name="T11">(classification_report(tLabels, predictions)) </text:span><text:span text:style-name="T9"># matrix with our all-statistics</text:span></text:p>
      <text:p text:style-name="P2"/>
      <text:p text:style-name="Standard"><text:span text:style-name="T8">Terminal results:</text:span></text:p>
      <text:p text:style-name="P10"/>
      <text:p text:style-name="P2">accuracy=84.63%</text:p>
      <text:p text:style-name="P2">f1_score=84.56%</text:p>
      <text:p text:style-name="P2">EVALUATION ON TESTING DATA</text:p>
      <text:p text:style-name="P2"><text:s text:c="14"/>precision <text:s text:c="3"/>recall <text:s/>f1-score <text:s text:c="2"/>support</text:p>
      <text:p text:style-name="P2"/>
      <text:p text:style-name="P2"><text:s text:c="11"/>0 <text:s text:c="6"/>0.75 <text:s text:c="5"/>0.81 <text:s text:c="5"/>0.78 <text:s text:c="5"/>1000</text:p>
      <text:p text:style-name="P2"><text:s text:c="11"/>1 <text:s text:c="6"/>0.97 <text:s text:c="5"/>0.96 <text:s text:c="5"/>0.97 <text:s text:c="5"/>1000</text:p>
      <text:p text:style-name="P2"><text:s text:c="11"/>2 <text:s text:c="6"/>0.73 <text:s text:c="5"/>0.77 <text:s text:c="5"/>0.75 <text:s text:c="5"/>1000</text:p>
      <text:p text:style-name="P2"><text:s text:c="11"/>3 <text:s text:c="6"/>0.85 <text:s text:c="5"/>0.84 <text:s text:c="5"/>0.85 <text:s text:c="5"/>1000</text:p>
      <text:p text:style-name="P2"><text:s text:c="11"/>4 <text:s text:c="6"/>0.76 <text:s text:c="5"/>0.77 <text:s text:c="5"/>0.77 <text:s text:c="5"/>1000</text:p>
      <text:p text:style-name="P2"><text:s text:c="11"/>5 <text:s text:c="6"/>0.93 <text:s text:c="5"/>0.94 <text:s text:c="5"/>0.93 <text:s text:c="5"/>1000</text:p>
      <text:p text:style-name="P2"><text:soft-page-break/><text:s text:c="11"/>6 <text:s text:c="6"/>0.63 <text:s text:c="5"/>0.56 <text:s text:c="5"/>0.59 <text:s text:c="5"/>1000</text:p>
      <text:p text:style-name="P2"><text:s text:c="11"/>7 <text:s text:c="6"/>0.92 <text:s text:c="5"/>0.93 <text:s text:c="5"/>0.93 <text:s text:c="5"/>1000</text:p>
      <text:p text:style-name="P2"><text:s text:c="11"/>8 <text:s text:c="6"/>0.95 <text:s text:c="5"/>0.93 <text:s text:c="5"/>0.94 <text:s text:c="5"/>1000</text:p>
      <text:p text:style-name="P2"><text:s text:c="11"/>9 <text:s text:c="6"/>0.95 <text:s text:c="5"/>0.94 <text:s text:c="5"/>0.95 <text:s text:c="5"/>1000</text:p>
      <text:p text:style-name="P2"/>
      <text:p text:style-name="P2"><text:s text:c="4"/>accuracy <text:s text:c="26"/>0.85 <text:s text:c="4"/>10000</text:p>
      <text:p text:style-name="P2"><text:s text:c="3"/>macro avg <text:s text:c="6"/>0.85 <text:s text:c="5"/>0.85 <text:s text:c="5"/>0.85 <text:s text:c="4"/>10000</text:p>
      <text:p text:style-name="P2">weighted avg <text:s text:c="6"/>0.85 <text:s text:c="5"/>0.85 <text:s text:c="5"/>0.85 <text:s text:c="4"/>10000</text:p>
      <text:p text:style-name="P2"/>
      <text:p text:style-name="P2"/>
      <text:p text:style-name="P2">Process finished with exit code 0</text:p>
      <text:p text:style-name="P2"/>
      <text:p text:style-name="P2"/>
      <text:p text:style-name="P2"/>
      <text:list xml:id="list483437675" text:style-name="WWNum7">
        <text:list-item>
          <text:p text:style-name="P22"><text:span text:style-name="T7">Στον αλγόριθμο Support Vector Machines (SVM): Gaussian συνάρτηση πυρήνα (kernel) (most slower)</text:span></text:p>
        </text:list-item>
      </text:list>
      <text:p text:style-name="P2"/>
      <text:p text:style-name="P2"><text:span text:style-name="T8">Ο κώδικας:</text:span></text:p>
      <text:p text:style-name="P2"/>
      <text:p text:style-name="P2"><text:span text:style-name="T9">#https://customers.pyimagesearch.com/lesson-sample-k-nearest-neighbor-classification/</text:span></text:p>
      <text:p text:style-name="P2"><text:span text:style-name="T9">#https://towardsdatascience.com/understanding-and-using-k-nearest-neighbours-aka-knn-for-classification-of-digits-a55e00cc746f</text:span></text:p>
      <text:p text:style-name="P2"><text:span text:style-name="T9">#https://www.tutorialspoint.com/scikit_learn/scikit_learn_kneighbors_classifier.htm</text:span></text:p>
      <text:p text:style-name="P2"><text:soft-page-break/><text:span text:style-name="T9">#https://www.kaggle.com/residentmario/kernels-and-support-vector-machine-regularization</text:span></text:p>
      <text:p text:style-name="P2"><text:span text:style-name="T9">#SVM_gaussian</text:span></text:p>
      <text:p text:style-name="P2"><text:span text:style-name="T10">from </text:span><text:span text:style-name="T11">tensorflow </text:span><text:span text:style-name="T10">import </text:span><text:span text:style-name="T11">keras</text:span></text:p>
      <text:p text:style-name="P2"><text:span text:style-name="T10">from </text:span><text:span text:style-name="T11">sklearn.metrics </text:span><text:span text:style-name="T10">import </text:span><text:span text:style-name="T11">classification_report</text:span></text:p>
      <text:p text:style-name="P2"><text:span text:style-name="T10">from </text:span><text:span text:style-name="T11">sklearn </text:span><text:span text:style-name="T10">import </text:span><text:span text:style-name="T11">metrics</text:span></text:p>
      <text:p text:style-name="P2"><text:span text:style-name="T10">from </text:span><text:span text:style-name="T11">sklearn.svm </text:span><text:span text:style-name="T10">import </text:span><text:span text:style-name="T11">SVC</text:span></text:p>
      <text:p text:style-name="P7"/>
      <text:p text:style-name="P2"><text:span text:style-name="T9">#Downloading mnist dataset</text:span></text:p>
      <text:p text:style-name="P2"><text:span text:style-name="T11">fashion_mnist = keras.datasets.fashion_mnist</text:span></text:p>
      <text:p text:style-name="P2"><text:span text:style-name="T11">(trImages, trLabels), (tImages, tLabels) = fashion_mnist.load_data()</text:span></text:p>
      <text:p text:style-name="P7"/>
      <text:p text:style-name="P2"><text:span text:style-name="T9">#normalize</text:span></text:p>
      <text:p text:style-name="P2"><text:span text:style-name="T11">trImages = trImages.astype(</text:span><text:span text:style-name="T12">'float32'</text:span><text:span text:style-name="T11">)</text:span></text:p>
      <text:p text:style-name="P2"><text:span text:style-name="T11">tImages = tImages.astype(</text:span><text:span text:style-name="T12">'float32'</text:span><text:span text:style-name="T11">)</text:span></text:p>
      <text:p text:style-name="P2"><text:span text:style-name="T11">trImages=trImages/</text:span><text:span text:style-name="T13">255</text:span></text:p>
      <text:p text:style-name="P2"><text:span text:style-name="T11">tImages=tImages/</text:span><text:span text:style-name="T13">255</text:span></text:p>
      <text:p text:style-name="P9"/>
      <text:p text:style-name="P2"><text:span text:style-name="T11">trImages = trImages.reshape(trImages.shape[</text:span><text:span text:style-name="T13">0</text:span><text:span text:style-name="T11">], trImages.shape[</text:span><text:span text:style-name="T13">1</text:span><text:span text:style-name="T11">] * trImages.shape[</text:span><text:span text:style-name="T13">2</text:span><text:span text:style-name="T11">]) </text:span><text:span text:style-name="T9">#monodiastata</text:span></text:p>
      <text:p text:style-name="P2"><text:span text:style-name="T11">tImages = tImages.reshape(tImages.shape[</text:span><text:span text:style-name="T13">0</text:span><text:span text:style-name="T11">], tImages.shape[</text:span><text:span text:style-name="T13">1</text:span><text:span text:style-name="T11">] * tImages.shape[</text:span><text:span text:style-name="T13">2</text:span><text:span text:style-name="T11">])</text:span></text:p>
      <text:p text:style-name="P7"/>
      <text:p text:style-name="P2"><text:span text:style-name="T11">accuracies = []</text:span></text:p>
      <text:p text:style-name="P7"><text:soft-page-break/></text:p>
      <text:p text:style-name="P2"><text:span text:style-name="T11">model = SVC(</text:span><text:span text:style-name="T14">kernel</text:span><text:span text:style-name="T11">=</text:span><text:span text:style-name="T12">'rbf'</text:span><text:span text:style-name="T11">, </text:span><text:span text:style-name="T14">decision_function_shape</text:span><text:span text:style-name="T11">=</text:span><text:span text:style-name="T12">'ovr'</text:span><text:span text:style-name="T11">) </text:span><text:span text:style-name="T9"># Gaussian Kernel</text:span></text:p>
      <text:p text:style-name="P2"><text:span text:style-name="T11">model.fit(trImages, trLabels) </text:span><text:span text:style-name="T9">#fortwnoume to montelo</text:span></text:p>
      <text:p text:style-name="P5"/>
      <text:p text:style-name="P2"><text:span text:style-name="T11">predictions = model.predict(tImages) </text:span><text:span text:style-name="T9">#ksekinaei thb ekpaideush</text:span></text:p>
      <text:p text:style-name="P5"/>
      <text:p text:style-name="P2"><text:span text:style-name="T9"># evaluate the model and update the accuracies list</text:span></text:p>
      <text:p text:style-name="P2"><text:span text:style-name="T11">score=model.score(tImages, tLabels)</text:span></text:p>
      <text:p text:style-name="P2"><text:span text:style-name="T15">print</text:span><text:span text:style-name="T11">(</text:span><text:span text:style-name="T12">"accuracy=%.2f%%" </text:span><text:span text:style-name="T11">% (metrics.accuracy_score(tLabels, predictions) * </text:span><text:span text:style-name="T13">100</text:span><text:span text:style-name="T11">))</text:span></text:p>
      <text:p text:style-name="P2"><text:span text:style-name="T15">print</text:span><text:span text:style-name="T11">(</text:span><text:span text:style-name="T12">"f1_score=%.2f%%" </text:span><text:span text:style-name="T11">% (metrics.f1_score(tLabels, predictions, </text:span><text:span text:style-name="T14">average</text:span><text:span text:style-name="T11">= </text:span><text:span text:style-name="T12">"weighted"</text:span><text:span text:style-name="T11">) * </text:span><text:span text:style-name="T13">100</text:span><text:span text:style-name="T11">))</text:span></text:p>
      <text:p text:style-name="P2"><text:span text:style-name="T11">accuracies.append(score)</text:span></text:p>
      <text:p text:style-name="P7"/>
      <text:p text:style-name="P2"><text:span text:style-name="T9"># show a final classification report demonstrating the accuracy of the classifier</text:span></text:p>
      <text:p text:style-name="P2"><text:span text:style-name="T9"># for each of the label</text:span></text:p>
      <text:p text:style-name="P2"><text:span text:style-name="T15">print</text:span><text:span text:style-name="T11">(</text:span><text:span text:style-name="T12">"EVALUATION ON TESTING DATA"</text:span><text:span text:style-name="T11">)</text:span></text:p>
      <text:p text:style-name="P2"><text:span text:style-name="T15">print</text:span><text:span text:style-name="T11">(classification_report(tLabels, predictions)) </text:span><text:span text:style-name="T9"># matrix with our all-statistics</text:span></text:p>
      <text:p text:style-name="P2"/>
      <text:p text:style-name="P2"/>
      <text:p text:style-name="Standard"><text:span text:style-name="T8">Terminal results:</text:span></text:p>
      <text:p text:style-name="P2"/>
      <text:p text:style-name="P2">accuracy=88.29%</text:p>
      <text:p text:style-name="P2"><text:soft-page-break/>f1_score=88.24%</text:p>
      <text:p text:style-name="P2">EVALUATION ON TESTING DATA</text:p>
      <text:p text:style-name="P2"><text:s text:c="14"/>precision <text:s text:c="3"/>recall <text:s/>f1-score <text:s text:c="2"/>support</text:p>
      <text:p text:style-name="P2"/>
      <text:p text:style-name="P2"><text:s text:c="11"/>0 <text:s text:c="6"/>0.83 <text:s text:c="5"/>0.86 <text:s text:c="5"/>0.84 <text:s text:c="5"/>1000</text:p>
      <text:p text:style-name="P2"><text:s text:c="11"/>1 <text:s text:c="6"/>0.99 <text:s text:c="5"/>0.96 <text:s text:c="5"/>0.98 <text:s text:c="5"/>1000</text:p>
      <text:p text:style-name="P2"><text:s text:c="11"/>2 <text:s text:c="6"/>0.79 <text:s text:c="5"/>0.82 <text:s text:c="5"/>0.80 <text:s text:c="5"/>1000</text:p>
      <text:p text:style-name="P2"><text:s text:c="11"/>3 <text:s text:c="6"/>0.87 <text:s text:c="5"/>0.89 <text:s text:c="5"/>0.88 <text:s text:c="5"/>1000</text:p>
      <text:p text:style-name="P2"><text:s text:c="11"/>4 <text:s text:c="6"/>0.81 <text:s text:c="5"/>0.81 <text:s text:c="5"/>0.81 <text:s text:c="5"/>1000</text:p>
      <text:p text:style-name="P2"><text:s text:c="11"/>5 <text:s text:c="6"/>0.96 <text:s text:c="5"/>0.95 <text:s text:c="5"/>0.96 <text:s text:c="5"/>1000</text:p>
      <text:p text:style-name="P2"><text:s text:c="11"/>6 <text:s text:c="6"/>0.72 <text:s text:c="5"/>0.66 <text:s text:c="5"/>0.69 <text:s text:c="5"/>1000</text:p>
      <text:p text:style-name="P2"><text:s text:c="11"/>7 <text:s text:c="6"/>0.93 <text:s text:c="5"/>0.95 <text:s text:c="5"/>0.94 <text:s text:c="5"/>1000</text:p>
      <text:p text:style-name="P2"><text:s text:c="11"/>8 <text:s text:c="6"/>0.97 <text:s text:c="5"/>0.98 <text:s text:c="5"/>0.97 <text:s text:c="5"/>1000</text:p>
      <text:p text:style-name="P2"><text:s text:c="11"/>9 <text:s text:c="6"/>0.96 <text:s text:c="5"/>0.95 <text:s text:c="5"/>0.96 <text:s text:c="5"/>1000</text:p>
      <text:p text:style-name="P2"/>
      <text:p text:style-name="P2"><text:s text:c="4"/>accuracy <text:s text:c="26"/>0.88 <text:s text:c="4"/>10000</text:p>
      <text:p text:style-name="P2"><text:s text:c="3"/>macro avg <text:s text:c="6"/>0.88 <text:s text:c="5"/>0.88 <text:s text:c="5"/>0.88 <text:s text:c="4"/>10000</text:p>
      <text:p text:style-name="P2">weighted avg <text:s text:c="6"/>0.88 <text:s text:c="5"/>0.88 <text:s text:c="5"/>0.88 <text:s text:c="4"/>10000</text:p>
      <text:p text:style-name="P2"/>
      <text:p text:style-name="P2"/>
      <text:p text:style-name="P2">Process finished with exit code 0</text:p>
      <text:p text:style-name="P2"><text:soft-page-break/></text:p>
      <text:p text:style-name="P2"/>
      <text:list xml:id="list2935421694" text:style-name="WWNum5">
        <text:list-item>
          <text:p text:style-name="P23"><text:span text:style-name="T7">Στον αλγόριθμο Support Vector Machines (SVM): συνημιτονοειδή συνάρτηση πυρήνα (cosine kernel) (least slower)</text:span></text:p>
        </text:list-item>
      </text:list>
      <text:p text:style-name="P2"/>
      <text:p text:style-name="P2"><text:span text:style-name="T8">Ο κώδικας:</text:span></text:p>
      <text:p text:style-name="P2"/>
      <text:p text:style-name="P2"><text:span text:style-name="T10">from </text:span><text:span text:style-name="T11">sklearn </text:span><text:span text:style-name="T10">import </text:span><text:span text:style-name="T11">metrics</text:span></text:p>
      <text:p text:style-name="P2"><text:span text:style-name="T10">from </text:span><text:span text:style-name="T11">sklearn.svm </text:span><text:span text:style-name="T10">import </text:span><text:span text:style-name="T11">SVC</text:span></text:p>
      <text:p text:style-name="P2"><text:span text:style-name="T10">from </text:span><text:span text:style-name="T11">sklearn.metrics.pairwise </text:span><text:span text:style-name="T10">import </text:span><text:span text:style-name="T11">cosine_similarity</text:span></text:p>
      <text:p text:style-name="P7"/>
      <text:p text:style-name="P2"><text:span text:style-name="T9">#Downloading mnist dataset</text:span></text:p>
      <text:p text:style-name="P2"><text:span text:style-name="T11">fashion_mnist = keras.datasets.fashion_mnist</text:span></text:p>
      <text:p text:style-name="P2"><text:span text:style-name="T11">(trImages, trLabels), (tImages, tLabels) = fashion_mnist.load_data()</text:span></text:p>
      <text:p text:style-name="P7"/>
      <text:p text:style-name="P2"><text:span text:style-name="T9">#normalize</text:span></text:p>
      <text:p text:style-name="P2"><text:span text:style-name="T11">trImages = trImages.astype(</text:span><text:span text:style-name="T12">'float32'</text:span><text:span text:style-name="T11">)</text:span></text:p>
      <text:p text:style-name="P2"><text:span text:style-name="T11">tImages = tImages.astype(</text:span><text:span text:style-name="T12">'float32'</text:span><text:span text:style-name="T11">)</text:span></text:p>
      <text:p text:style-name="P2"><text:span text:style-name="T11">trImages=trImages/</text:span><text:span text:style-name="T13">255</text:span></text:p>
      <text:p text:style-name="P2"><text:span text:style-name="T11">tImages=tImages/</text:span><text:span text:style-name="T13">255</text:span></text:p>
      <text:p text:style-name="P9"/>
      <text:p text:style-name="P2"><text:span text:style-name="T11">trImages = trImages.reshape(trImages.shape[</text:span><text:span text:style-name="T13">0</text:span><text:span text:style-name="T11">], trImages.shape[</text:span><text:span text:style-name="T13">1</text:span><text:span text:style-name="T11">] * trImages.shape[</text:span><text:span text:style-name="T13">2</text:span><text:span text:style-name="T11">]) </text:span><text:span text:style-name="T9">#monodiastata</text:span></text:p>
      <text:p text:style-name="P2"><text:soft-page-break/><text:span text:style-name="T11">tImages = tImages.reshape(tImages.shape[</text:span><text:span text:style-name="T13">0</text:span><text:span text:style-name="T11">], tImages.shape[</text:span><text:span text:style-name="T13">1</text:span><text:span text:style-name="T11">] * tImages.shape[</text:span><text:span text:style-name="T13">2</text:span><text:span text:style-name="T11">])</text:span></text:p>
      <text:p text:style-name="P7"/>
      <text:p text:style-name="P2"><text:span text:style-name="T11">accuracies = []</text:span></text:p>
      <text:p text:style-name="P7"/>
      <text:p text:style-name="P2"><text:span text:style-name="T11">model = SVC(</text:span><text:span text:style-name="T14">kernel </text:span><text:span text:style-name="T11">= metrics.pairwise.cosine_similarity, </text:span><text:span text:style-name="T14">decision_function_shape</text:span><text:span text:style-name="T11">=</text:span><text:span text:style-name="T12">'ovr'</text:span><text:span text:style-name="T11">) </text:span><text:span text:style-name="T9"># Cosine Kernel</text:span></text:p>
      <text:p text:style-name="P2"><text:span text:style-name="T11">model.fit(tImages, tLabels) </text:span><text:span text:style-name="T9">#fortwnoume to montelo BALAME TA TEST IMAGES , BECAUSE OF MEMORY ISSUES</text:span></text:p>
      <text:p text:style-name="P5"/>
      <text:p text:style-name="P2"><text:span text:style-name="T11">predictions = model.predict(tImages) </text:span><text:span text:style-name="T9">#ksekinaei thb ekpaideush</text:span></text:p>
      <text:p text:style-name="P5"/>
      <text:p text:style-name="P2"><text:span text:style-name="T9"># evaluate the model and update the accuracies list</text:span></text:p>
      <text:p text:style-name="P2"><text:span text:style-name="T11">score=model.score(tImages, tLabels)</text:span></text:p>
      <text:p text:style-name="P2"><text:span text:style-name="T15">print</text:span><text:span text:style-name="T11">(</text:span><text:span text:style-name="T12">"accuracy=%.2f%%" </text:span><text:span text:style-name="T11">% (metrics.accuracy_score(tLabels, predictions) * </text:span><text:span text:style-name="T13">100</text:span><text:span text:style-name="T11">))</text:span></text:p>
      <text:p text:style-name="P2"><text:span text:style-name="T15">print</text:span><text:span text:style-name="T11">(</text:span><text:span text:style-name="T12">"f1_score=%.2f%%" </text:span><text:span text:style-name="T11">% (metrics.f1_score(tLabels, predictions, </text:span><text:span text:style-name="T14">average</text:span><text:span text:style-name="T11">= </text:span><text:span text:style-name="T12">"weighted"</text:span><text:span text:style-name="T11">) * </text:span><text:span text:style-name="T13">100</text:span><text:span text:style-name="T11">))</text:span></text:p>
      <text:p text:style-name="P2"><text:span text:style-name="T11">accuracies.append(score)</text:span></text:p>
      <text:p text:style-name="P7"/>
      <text:p text:style-name="P2"><text:span text:style-name="T9"># show a final classification report demonstrating the accuracy of the classifier</text:span></text:p>
      <text:p text:style-name="P2"><text:span text:style-name="T9"># for each of the label</text:span></text:p>
      <text:p text:style-name="P2"><text:span text:style-name="T15">print</text:span><text:span text:style-name="T11">(</text:span><text:span text:style-name="T12">"EVALUATION ON TESTING DATA"</text:span><text:span text:style-name="T11">)</text:span></text:p>
      <text:p text:style-name="P2"><text:span text:style-name="T15">print</text:span><text:span text:style-name="T11">(classification_report(tLabels, predictions)) </text:span><text:span text:style-name="T9"># matrix with our all-statistics</text:span></text:p>
      <text:p text:style-name="P2"/>
      <text:p text:style-name="P2"/>
      <text:p text:style-name="Standard"><text:soft-page-break/><text:span text:style-name="T8">Terminal results:</text:span></text:p>
      <text:p text:style-name="P2"/>
      <text:p text:style-name="P2">accuracy=84.78%</text:p>
      <text:p text:style-name="P2">f1_score=84.46%</text:p>
      <text:p text:style-name="P2">EVALUATION ON TESTING DATA</text:p>
      <text:p text:style-name="P2"><text:s text:c="14"/>precision <text:s text:c="3"/>recall <text:s/>f1-score <text:s text:c="2"/>support</text:p>
      <text:p text:style-name="P2"/>
      <text:p text:style-name="P2"><text:s text:c="11"/>0 <text:s text:c="6"/>0.78 <text:s text:c="5"/>0.84 <text:s text:c="5"/>0.81 <text:s text:c="5"/>1000</text:p>
      <text:p text:style-name="P2"><text:s text:c="11"/>1 <text:s text:c="6"/>0.98 <text:s text:c="5"/>0.95 <text:s text:c="5"/>0.96 <text:s text:c="5"/>1000</text:p>
      <text:p text:style-name="P2"><text:s text:c="11"/>2 <text:s text:c="6"/>0.75 <text:s text:c="5"/>0.73 <text:s text:c="5"/>0.74 <text:s text:c="5"/>1000</text:p>
      <text:p text:style-name="P2"><text:s text:c="11"/>3 <text:s text:c="6"/>0.80 <text:s text:c="5"/>0.90 <text:s text:c="5"/>0.85 <text:s text:c="5"/>1000</text:p>
      <text:p text:style-name="P2"><text:s text:c="11"/>4 <text:s text:c="6"/>0.71 <text:s text:c="5"/>0.80 <text:s text:c="5"/>0.75 <text:s text:c="5"/>1000</text:p>
      <text:p text:style-name="P2"><text:s text:c="11"/>5 <text:s text:c="6"/>0.97 <text:s text:c="5"/>0.93 <text:s text:c="5"/>0.95 <text:s text:c="5"/>1000</text:p>
      <text:p text:style-name="P2"><text:s text:c="11"/>6 <text:s text:c="6"/>0.70 <text:s text:c="5"/>0.49 <text:s text:c="5"/>0.58 <text:s text:c="5"/>1000</text:p>
      <text:p text:style-name="P2"><text:s text:c="11"/>7 <text:s text:c="6"/>0.90 <text:s text:c="5"/>0.94 <text:s text:c="5"/>0.92 <text:s text:c="5"/>1000</text:p>
      <text:p text:style-name="P2"><text:s text:c="11"/>8 <text:s text:c="6"/>0.94 <text:s text:c="5"/>0.96 <text:s text:c="5"/>0.95 <text:s text:c="5"/>1000</text:p>
      <text:p text:style-name="P2"><text:s text:c="11"/>9 <text:s text:c="6"/>0.93 <text:s text:c="5"/>0.95 <text:s text:c="5"/>0.94 <text:s text:c="5"/>1000</text:p>
      <text:p text:style-name="P2"/>
      <text:p text:style-name="P2"><text:s text:c="4"/>accuracy <text:s text:c="26"/>0.85 <text:s text:c="4"/>10000</text:p>
      <text:p text:style-name="P2"><text:s text:c="3"/>macro avg <text:s text:c="6"/>0.85 <text:s text:c="5"/>0.85 <text:s text:c="5"/>0.84 <text:s text:c="4"/>10000</text:p>
      <text:p text:style-name="P2">weighted avg <text:s text:c="6"/>0.85 <text:s text:c="5"/>0.85 <text:s text:c="5"/>0.84 <text:s text:c="4"/>10000</text:p>
      <text:p text:style-name="P2"><text:soft-page-break/></text:p>
      <text:p text:style-name="P2"/>
      <text:p text:style-name="P2">Process finished with exit code 0</text:p>
      <text:p text:style-name="P2"/>
      <text:p text:style-name="P2"/>
      <text:list xml:id="list1108174155" text:style-name="WWNum9">
        <text:list-item>
          <text:p text:style-name="P24"><text:span text:style-name="T7">Στον αλγόριθμο Naïve Bayes classifier βάλαμε τα test images (tΙmages) και τα test labels (tLabels) διότι δεν μας έφτασαν οι υπολογιστικοί πόροι που διαθέταμε</text:span></text:p>
        </text:list-item>
      </text:list>
      <text:p text:style-name="P2"/>
      <text:p text:style-name="P2"><text:span text:style-name="T8">Ο κώδικας:</text:span></text:p>
      <text:p text:style-name="P2"/>
      <text:p text:style-name="P2"><text:span text:style-name="T9">#https://deeplearningcourses.com/c/data-science-supervised-machine-learning-in-python</text:span></text:p>
      <text:p text:style-name="P2"><text:span text:style-name="T9"># https://www.udemy.com/data-science-supervised-machine-learning-in-python</text:span></text:p>
      <text:p text:style-name="P2"><text:span text:style-name="T9"># This is an example of a Naive Bayes classifier on MNIST data.</text:span></text:p>
      <text:p text:style-name="P2"><text:span text:style-name="T9">#https://github.com/lazyprogrammer/machine_learning_examples/blob/master/supervised_class/nb.py</text:span></text:p>
      <text:p text:style-name="P2"><text:span text:style-name="T10">from </text:span><text:span text:style-name="T11">__future__ </text:span><text:span text:style-name="T10">import </text:span><text:span text:style-name="T11">print_function, division</text:span></text:p>
      <text:p text:style-name="P2"><text:span text:style-name="T10">from </text:span><text:span text:style-name="T11">future.utils </text:span><text:span text:style-name="T10">import </text:span><text:span text:style-name="T11">iteritems</text:span></text:p>
      <text:p text:style-name="P2"><text:span text:style-name="T10">from </text:span><text:span text:style-name="T11">tensorflow </text:span><text:span text:style-name="T10">import </text:span><text:span text:style-name="T11">keras</text:span></text:p>
      <text:p text:style-name="P2"><text:span text:style-name="T10">from </text:span><text:span text:style-name="T11">sklearn </text:span><text:span text:style-name="T10">import </text:span><text:span text:style-name="T11">metrics</text:span></text:p>
      <text:p text:style-name="P2"><text:span text:style-name="T10">import </text:span><text:span text:style-name="T11">numpy </text:span><text:span text:style-name="T10">as </text:span><text:span text:style-name="T11">np</text:span></text:p>
      <text:p text:style-name="P2"><text:span text:style-name="T10">from </text:span><text:span text:style-name="T11">scipy.stats </text:span><text:span text:style-name="T10">import </text:span><text:span text:style-name="T11">multivariate_normal </text:span><text:span text:style-name="T10">as </text:span><text:span text:style-name="T11">mvn</text:span></text:p>
      <text:p text:style-name="P7"/>
      <text:p text:style-name="P2"><text:span text:style-name="T10">class </text:span><text:span text:style-name="T16">NaiveBayes</text:span><text:span text:style-name="T11">(</text:span><text:span text:style-name="T15">object</text:span><text:span text:style-name="T11">):</text:span></text:p>
      <text:p text:style-name="P2"><text:soft-page-break/><text:span text:style-name="T11"><text:s text:c="3"/></text:span><text:span text:style-name="T10">def </text:span><text:span text:style-name="T16">fit</text:span><text:span text:style-name="T11">(</text:span><text:span text:style-name="T17">self</text:span><text:span text:style-name="T11">, X, Y, smoothing=</text:span><text:span text:style-name="T13">1e-2</text:span><text:span text:style-name="T11">):</text:span></text:p>
      <text:p text:style-name="P2"><text:span text:style-name="T11"><text:s text:c="7"/></text:span><text:span text:style-name="T17">self</text:span><text:span text:style-name="T11">.gaussians = </text:span><text:span text:style-name="T15">dict</text:span><text:span text:style-name="T11">()</text:span></text:p>
      <text:p text:style-name="P2"><text:span text:style-name="T11"><text:s text:c="7"/></text:span><text:span text:style-name="T17">self</text:span><text:span text:style-name="T11">.priors = </text:span><text:span text:style-name="T15">dict</text:span><text:span text:style-name="T11">()</text:span></text:p>
      <text:p text:style-name="P2"><text:span text:style-name="T11"><text:s text:c="7"/>labels = </text:span><text:span text:style-name="T15">set</text:span><text:span text:style-name="T11">(Y)</text:span></text:p>
      <text:p text:style-name="P2"><text:span text:style-name="T11"><text:s text:c="7"/></text:span><text:span text:style-name="T10">for </text:span><text:span text:style-name="T11">l </text:span><text:span text:style-name="T10">in </text:span><text:span text:style-name="T11">labels:</text:span></text:p>
      <text:p text:style-name="P2"><text:span text:style-name="T11"><text:s text:c="11"/>current_x = X[Y == l]</text:span></text:p>
      <text:p text:style-name="P2"><text:span text:style-name="T11"><text:s text:c="11"/></text:span><text:span text:style-name="T17">self</text:span><text:span text:style-name="T11">.gaussians[l] = {</text:span></text:p>
      <text:p text:style-name="P2"><text:span text:style-name="T11"><text:s text:c="15"/></text:span><text:span text:style-name="T12">'mean'</text:span><text:span text:style-name="T11">: current_x.mean(</text:span><text:span text:style-name="T14">axis</text:span><text:span text:style-name="T11">=</text:span><text:span text:style-name="T13">0</text:span><text:span text:style-name="T11">),</text:span></text:p>
      <text:p text:style-name="P2"><text:span text:style-name="T11"><text:s text:c="15"/></text:span><text:span text:style-name="T12">'var'</text:span><text:span text:style-name="T11">: current_x.var(</text:span><text:span text:style-name="T14">axis</text:span><text:span text:style-name="T11">=</text:span><text:span text:style-name="T13">0</text:span><text:span text:style-name="T11">) + smoothing,</text:span></text:p>
      <text:p text:style-name="P2"><text:span text:style-name="T11"><text:s text:c="11"/>}</text:span></text:p>
      <text:p text:style-name="P2"><text:span text:style-name="T11"><text:s text:c="11"/></text:span><text:span text:style-name="T17">self</text:span><text:span text:style-name="T11">.priors[l] = </text:span><text:span text:style-name="T15">float</text:span><text:span text:style-name="T11">(</text:span><text:span text:style-name="T15">len</text:span><text:span text:style-name="T11">(Y[Y == l])) / </text:span><text:span text:style-name="T15">len</text:span><text:span text:style-name="T11">(Y)</text:span></text:p>
      <text:p text:style-name="P7"/>
      <text:p text:style-name="P2"><text:span text:style-name="T11"><text:s text:c="3"/></text:span><text:span text:style-name="T10">def </text:span><text:span text:style-name="T16">score</text:span><text:span text:style-name="T11">(</text:span><text:span text:style-name="T17">self</text:span><text:span text:style-name="T11">, X, Y):</text:span></text:p>
      <text:p text:style-name="P2"><text:span text:style-name="T11"><text:s text:c="7"/>P = </text:span><text:span text:style-name="T17">self</text:span><text:span text:style-name="T11">.predict(X)</text:span></text:p>
      <text:p text:style-name="P2"><text:span text:style-name="T11"><text:s text:c="7"/></text:span><text:span text:style-name="T10">return </text:span><text:span text:style-name="T11">np.mean(P == Y)</text:span></text:p>
      <text:p text:style-name="P7"/>
      <text:p text:style-name="P2"><text:span text:style-name="T11"><text:s text:c="3"/></text:span><text:span text:style-name="T10">def </text:span><text:span text:style-name="T16">predict</text:span><text:span text:style-name="T11">(</text:span><text:span text:style-name="T17">self</text:span><text:span text:style-name="T11">, X):</text:span></text:p>
      <text:p text:style-name="P2"><text:span text:style-name="T11"><text:s text:c="7"/>N, D = X.shape</text:span></text:p>
      <text:p text:style-name="P2"><text:span text:style-name="T11"><text:s text:c="7"/>K = </text:span><text:span text:style-name="T15">len</text:span><text:span text:style-name="T11">(</text:span><text:span text:style-name="T17">self</text:span><text:span text:style-name="T11">.gaussians)</text:span></text:p>
      <text:p text:style-name="P2"><text:span text:style-name="T11"><text:s text:c="7"/>P = np.zeros((N, K))</text:span></text:p>
      <text:p text:style-name="P2"><text:span text:style-name="T11"><text:s text:c="7"/></text:span><text:span text:style-name="T10">for </text:span><text:span text:style-name="T11">c, g </text:span><text:span text:style-name="T10">in </text:span><text:span text:style-name="T11">iteritems(</text:span><text:span text:style-name="T17">self</text:span><text:span text:style-name="T11">.gaussians):</text:span></text:p>
      <text:p text:style-name="P2"><text:soft-page-break/><text:span text:style-name="T11"><text:s text:c="11"/>mean, variance = g[</text:span><text:span text:style-name="T12">'mean'</text:span><text:span text:style-name="T11">], g[</text:span><text:span text:style-name="T12">'var'</text:span><text:span text:style-name="T11">]</text:span></text:p>
      <text:p text:style-name="P2"><text:span text:style-name="T11"><text:s text:c="11"/>P[:, c] = mvn.logpdf(X, </text:span><text:span text:style-name="T14">mean</text:span><text:span text:style-name="T11">=mean, </text:span><text:span text:style-name="T14">cov</text:span><text:span text:style-name="T11">=variance) + np.log(</text:span><text:span text:style-name="T17">self</text:span><text:span text:style-name="T11">.priors[c])</text:span></text:p>
      <text:p text:style-name="P2"><text:span text:style-name="T11"><text:s text:c="7"/></text:span><text:span text:style-name="T10">return </text:span><text:span text:style-name="T11">np.argmax(P, </text:span><text:span text:style-name="T14">axis</text:span><text:span text:style-name="T11">=</text:span><text:span text:style-name="T13">1</text:span><text:span text:style-name="T11">)</text:span></text:p>
      <text:p text:style-name="P7"/>
      <text:p text:style-name="P7"/>
      <text:p text:style-name="P2"><text:span text:style-name="T10">if </text:span><text:span text:style-name="T11">__name__ == </text:span><text:span text:style-name="T12">'__main__'</text:span><text:span text:style-name="T11">:</text:span></text:p>
      <text:p text:style-name="P2"><text:span text:style-name="T11"><text:s text:c="3"/></text:span><text:span text:style-name="T9"># Downloading mnist dataset</text:span></text:p>
      <text:p text:style-name="P2"><text:span text:style-name="T9"><text:s text:c="3"/></text:span><text:span text:style-name="T11">fashion_mnist = keras.datasets.fashion_mnist</text:span></text:p>
      <text:p text:style-name="P2"><text:span text:style-name="T11"><text:s text:c="3"/>(trImages, trLabels), (tImages, tLabels) = fashion_mnist.load_data()</text:span></text:p>
      <text:p text:style-name="P7"/>
      <text:p text:style-name="P2"><text:span text:style-name="T11"><text:s text:c="3"/></text:span><text:span text:style-name="T9"># normalize</text:span></text:p>
      <text:p text:style-name="P2"><text:span text:style-name="T9"><text:s text:c="3"/></text:span><text:span text:style-name="T11">trImages = trImages.astype(</text:span><text:span text:style-name="T12">'float32'</text:span><text:span text:style-name="T11">)</text:span></text:p>
      <text:p text:style-name="P2"><text:span text:style-name="T11"><text:s text:c="3"/>tImages = tImages.astype(</text:span><text:span text:style-name="T12">'float32'</text:span><text:span text:style-name="T11">)</text:span></text:p>
      <text:p text:style-name="P2"><text:span text:style-name="T11"><text:s text:c="3"/>trImages = trImages / </text:span><text:span text:style-name="T13">255</text:span></text:p>
      <text:p text:style-name="P2"><text:span text:style-name="T13"><text:s text:c="3"/></text:span><text:span text:style-name="T11">tImages = tImages / </text:span><text:span text:style-name="T13">255</text:span></text:p>
      <text:p text:style-name="P9"/>
      <text:p text:style-name="P2"><text:span text:style-name="T13"><text:s text:c="3"/></text:span><text:span text:style-name="T11">trImages = trImages.reshape(trImages.shape[</text:span><text:span text:style-name="T13">0</text:span><text:span text:style-name="T11">], trImages.shape[</text:span><text:span text:style-name="T13">1</text:span><text:span text:style-name="T11">] * trImages.shape[</text:span><text:span text:style-name="T13">2</text:span><text:span text:style-name="T11">])</text:span></text:p>
      <text:p text:style-name="P2"><text:span text:style-name="T11"><text:s text:c="3"/>tImages = tImages.reshape(tImages.shape[</text:span><text:span text:style-name="T13">0</text:span><text:span text:style-name="T11">], tImages.shape[</text:span><text:span text:style-name="T13">1</text:span><text:span text:style-name="T11">] * tImages.shape[</text:span><text:span text:style-name="T13">2</text:span><text:span text:style-name="T11">])</text:span></text:p>
      <text:p text:style-name="P7"/>
      <text:p text:style-name="P2"><text:span text:style-name="T11"><text:s text:c="3"/>model = NaiveBayes()</text:span></text:p>
      <text:p text:style-name="P2"><text:span text:style-name="T11"><text:s text:c="3"/>model.fit(trImages, trLabels)</text:span></text:p>
      <text:p text:style-name="P2"><text:soft-page-break/><text:span text:style-name="T11"><text:s text:c="3"/>predictions = model.predict(tImages)</text:span></text:p>
      <text:p text:style-name="P2"><text:span text:style-name="T11"><text:s text:c="3"/></text:span><text:span text:style-name="T15">print</text:span><text:span text:style-name="T11">(</text:span><text:span text:style-name="T12">"accuracy = %.2f%% " </text:span><text:span text:style-name="T11">% (metrics.accuracy_score(tLabels, predictions) * </text:span><text:span text:style-name="T13">100</text:span><text:span text:style-name="T11">))</text:span></text:p>
      <text:p text:style-name="P2"><text:span text:style-name="T11"><text:s text:c="3"/></text:span><text:span text:style-name="T15">print</text:span><text:span text:style-name="T11">(</text:span><text:span text:style-name="T12">"f1_score = %.2f%%" </text:span><text:span text:style-name="T11">% (metrics.f1_score(tLabels, predictions, </text:span><text:span text:style-name="T14">average</text:span><text:span text:style-name="T11">=</text:span><text:span text:style-name="T12">"weighted"</text:span><text:span text:style-name="T11">) * </text:span><text:span text:style-name="T13">100</text:span><text:span text:style-name="T11">))</text:span></text:p>
      <text:p text:style-name="P7"/>
      <text:p text:style-name="Standard"><text:span text:style-name="T8">Terminal results:</text:span></text:p>
      <text:p text:style-name="P10"/>
      <text:p text:style-name="Standard">accuracy = 67.29% </text:p>
      <text:p text:style-name="Standard">f1_score = 66.00%</text:p>
      <text:p text:style-name="Standard"/>
      <text:p text:style-name="Standard">Process finished with exit code 0</text:p>
      <text:p text:style-name="P10"/>
      <text:p text:style-name="P10"/>
      <text:p text:style-name="Standard"><text:span text:style-name="T8">Link για τα αρχεία στο google drive:</text:span></text:p>
      <text:p text:style-name="Standard"><text:span text:style-name="T8"><text:tab/></text:span>https://drive.google.com/drive/folders/1vMpcYObwkTbgErAJ9Aiyo_oxACqPmJGS?usp=shar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2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2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8" meta:paragraph-count="642" meta:word-count="3059" meta:character-count="30529" meta:non-whitespace-character-count="23435"/>
    <meta:generator>LibreOfficeDev/6.0.5.2$Linux_X86_64 LibreOffice_project/</meta:generator>
  </office:meta>
</office:document-meta>
</file>